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04pt"/>
    </style:style>
    <style:style style:name="co2" style:family="table-column">
      <style:table-column-properties fo:break-before="auto" style:column-width="153.01pt"/>
    </style:style>
    <style:style style:name="co3" style:family="table-column">
      <style:table-column-properties fo:break-before="auto" style:column-width="122.9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6.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03.29pt"/>
    </style:style>
    <style:style style:name="co9" style:family="table-column">
      <style:table-column-properties fo:break-before="auto" style:column-width="166.05pt"/>
    </style:style>
    <style:style style:name="co10" style:family="table-column">
      <style:table-column-properties fo:break-before="auto" style:column-width="120.3pt"/>
    </style:style>
    <style:style style:name="co11" style:family="table-column">
      <style:table-column-properties fo:break-before="auto" style:column-width="101.99pt"/>
    </style:style>
    <style:style style:name="co12" style:family="table-column">
      <style:table-column-properties fo:break-before="auto" style:column-width="132.04pt"/>
    </style:style>
    <style:style style:name="co13" style:family="table-column">
      <style:table-column-properties fo:break-before="auto" style:column-width="169.99pt"/>
    </style:style>
    <style:style style:name="co14" style:family="table-column">
      <style:table-column-properties fo:break-before="auto" style:column-width="130.76pt"/>
    </style:style>
    <style:style style:name="co15" style:family="table-column">
      <style:table-column-properties fo:break-before="auto" style:column-width="112.45pt"/>
    </style:style>
    <style:style style:name="co16" style:family="table-column">
      <style:table-column-properties fo:break-before="auto" style:column-width="125.49pt"/>
    </style:style>
    <style:style style:name="co17" style:family="table-column">
      <style:table-column-properties fo:break-before="auto" style:column-width="95.44pt"/>
    </style:style>
    <style:style style:name="co18" style:family="table-column">
      <style:table-column-properties fo:break-before="auto" style:column-width="227.51pt"/>
    </style:style>
    <style:style style:name="co19" style:family="table-column">
      <style:table-column-properties fo:break-before="auto" style:column-width="181.76pt"/>
    </style:style>
    <style:style style:name="co20" style:family="table-column">
      <style:table-column-properties fo:break-before="auto" style:column-width="211.86pt"/>
    </style:style>
    <style:style style:name="co21" style:family="table-column">
      <style:table-column-properties fo:break-before="auto" style:column-width="171.3pt"/>
    </style:style>
    <style:style style:name="co22" style:family="table-column">
      <style:table-column-properties fo:break-before="auto" style:column-width="192.19pt"/>
    </style:style>
    <style:style style:name="co23" style:family="table-column">
      <style:table-column-properties fo:break-before="auto" style:column-width="185.7pt"/>
    </style:style>
    <style:style style:name="co24" style:family="table-column">
      <style:table-column-properties fo:break-before="auto" style:column-width="137.31pt"/>
    </style:style>
    <style:style style:name="co25" style:family="table-column">
      <style:table-column-properties fo:break-before="auto" style:column-width="139.89pt"/>
    </style:style>
    <style:style style:name="co26" style:family="table-column">
      <style:table-column-properties fo:break-before="auto" style:column-width="207.89pt"/>
    </style:style>
    <style:style style:name="co27" style:family="table-column">
      <style:table-column-properties fo:break-before="auto" style:column-width="175.21pt"/>
    </style:style>
    <style:style style:name="co28" style:family="table-column">
      <style:table-column-properties fo:break-before="auto" style:column-width="184.34pt"/>
    </style:style>
    <style:style style:name="co29" style:family="table-column">
      <style:table-column-properties fo:break-before="auto" style:column-width="197.46pt"/>
    </style:style>
    <style:style style:name="co30" style:family="table-column">
      <style:table-column-properties fo:break-before="auto" style:column-width="113.75pt"/>
    </style:style>
    <style:style style:name="co31" style:family="table-column">
      <style:table-column-properties fo:break-before="auto" style:column-width="126.85pt"/>
    </style:style>
    <style:style style:name="co32" style:family="table-column">
      <style:table-column-properties fo:break-before="auto" style:column-width="204.01pt"/>
    </style:style>
    <style:style style:name="co33" style:family="table-column">
      <style:table-column-properties fo:break-before="auto" style:column-width="20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29.9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38.35pt" fo:break-before="auto" style:use-optimal-row-height="false"/>
    </style:style>
    <style:style style:name="ro7" style:family="table-row">
      <style:table-row-properties style:row-height="43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Source Code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1pt" fo:language="en" fo:country="US" fo:text-shadow="none" style:text-underline-style="none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Source Code Pro" fo:font-size="11pt" style:font-name-asian="Noto Sans CJK SC Regular" style:font-size-asian="11pt" style:language-asian="en" style:country-asian="US" style:font-name-complex="FreeSans" style:font-size-complex="11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Source Code Pr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Source Code Pro" fo:font-size="10.5pt" fo:font-style="normal" fo:font-weight="normal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10.5pt" fo:language="en" fo:country="US" fo:text-shadow="none" style:text-underline-style="none" style:text-underline-mode="continuous" style:text-overline-mode="continuous" style:text-line-through-mode="continuous" style:font-size-asian="10.5pt" style:language-asian="en" style:country-asian="US" style:font-size-complex="10.5pt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 style:data-style-name="N11"/>
    <style:style style:name="ce1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ize-complex="10.5pt" style:font-name="Source Code Pro" fo:font-weight="normal" fo:font-style="normal" style:font-name-asian="Source Code Pro" style:font-name-complex="Source Code Pr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constant-grid-size" table:style-name="ta1">
        <table:shapes>
          <draw:frame draw:z-index="0" draw:style-name="gr1" draw:text-style-name="P1" svg:width="597.97pt" svg:height="367.51pt" svg:x="184.68pt" svg:y="236.64pt">
            <loext:p draw:notify-on-update-of-ranges="'constant-grid-size'.A2:'constant-grid-size'.A6 'constant-grid-size'.B1:'constant-grid-size'.B1 'constant-grid-size'.B2:'constant-grid-size'.B6 'constant-grid-size'.C1:'constant-grid-size'.C1 'constant-grid-size'.C2:'constant-grid-size'.C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lock_Size * Number Of Blocks</text:p>
          </table:table-cell>
          <table:table-cell table:style-name="Default" office:value-type="string" calcext:value-type="string">
            <text:p>With-DP</text:p>
          </table:table-cell>
          <table:table-cell table:style-name="Default" office:value-type="string" calcext:value-type="string">
            <text:p>Without-DP</text:p>
          </table:table-cell>
        </table:table-row>
        <table:table-row table:style-name="ro2">
          <table:table-cell office:value-type="string" calcext:value-type="string">
            <text:p>192*20</text:p>
          </table:table-cell>
          <table:table-cell office:value-type="float" office:value="5431736" calcext:value-type="float">
            <text:p>5431736</text:p>
          </table:table-cell>
          <table:table-cell office:value-type="float" office:value="3580227" calcext:value-type="float">
            <text:p>3580227</text:p>
          </table:table-cell>
        </table:table-row>
        <table:table-row table:style-name="ro2">
          <table:table-cell office:value-type="string" calcext:value-type="string">
            <text:p>256*20</text:p>
          </table:table-cell>
          <table:table-cell office:value-type="float" office:value="5816371" calcext:value-type="float">
            <text:p>5816371</text:p>
          </table:table-cell>
          <table:table-cell office:value-type="float" office:value="3864313" calcext:value-type="float">
            <text:p>3864313</text:p>
          </table:table-cell>
        </table:table-row>
        <table:table-row table:style-name="ro2">
          <table:table-cell office:value-type="string" calcext:value-type="string">
            <text:p>512*20</text:p>
          </table:table-cell>
          <table:table-cell office:value-type="float" office:value="5316942" calcext:value-type="float">
            <text:p>5316942</text:p>
          </table:table-cell>
          <table:table-cell office:value-type="float" office:value="3694968" calcext:value-type="float">
            <text:p>3694968</text:p>
          </table:table-cell>
        </table:table-row>
        <table:table-row table:style-name="ro2">
          <table:table-cell office:value-type="string" calcext:value-type="string">
            <text:p>640*20</text:p>
          </table:table-cell>
          <table:table-cell office:value-type="float" office:value="4986502" calcext:value-type="float">
            <text:p>4986502</text:p>
          </table:table-cell>
          <table:table-cell office:value-type="float" office:value="3922270" calcext:value-type="float">
            <text:p>3922270</text:p>
          </table:table-cell>
        </table:table-row>
        <table:table-row table:style-name="ro2">
          <table:table-cell office:value-type="string" calcext:value-type="string">
            <text:p>960*20</text:p>
          </table:table-cell>
          <table:table-cell office:value-type="float" office:value="4484128" calcext:value-type="float">
            <text:p>4484128</text:p>
          </table:table-cell>
          <table:table-cell office:value-type="float" office:value="3699152" calcext:value-type="float">
            <text:p>3699152</text:p>
          </table:table-cell>
        </table:table-row>
      </table:table>
      <table:table table:name="constant-block-size" table:style-name="ta1">
        <table:shapes>
          <draw:frame draw:z-index="0" draw:style-name="gr1" draw:text-style-name="P1" svg:width="971.77pt" svg:height="482.26pt" svg:x="199.05pt" svg:y="176.91pt">
            <loext:p draw:notify-on-update-of-ranges="'constant-block-size'.C6:'constant-block-size'.C10 'constant-block-size'.D5:'constant-block-size'.D5 'constant-block-size'.D6:'constant-block-size'.D10 'constant-block-size'.E5:'constant-block-size'.E5 'constant-block-size'.E6:'constant-block-size'.E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ock_Size * Number Of Blocks</text:p>
          </table:table-cell>
          <table:table-cell office:value-type="string" calcext:value-type="string">
            <text:p>With-DP</text:p>
          </table:table-cell>
          <table:table-cell office:value-type="string" calcext:value-type="string">
            <text:p>Without-D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56*1</text:p>
          </table:table-cell>
          <table:table-cell table:style-name="ce1" office:value-type="float" office:value="1888548" calcext:value-type="float">
            <text:p>1888548</text:p>
          </table:table-cell>
          <table:table-cell table:style-name="ce1" office:value-type="float" office:value="3157152" calcext:value-type="float">
            <text:p>315715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56*10</text:p>
          </table:table-cell>
          <table:table-cell table:style-name="ce1" office:value-type="float" office:value="5664198" calcext:value-type="float">
            <text:p>5664198</text:p>
          </table:table-cell>
          <table:table-cell table:style-name="ce1" office:value-type="float" office:value="3505965" calcext:value-type="float">
            <text:p>35059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56*40</text:p>
          </table:table-cell>
          <table:table-cell table:style-name="ce1" office:value-type="float" office:value="5246814" calcext:value-type="float">
            <text:p>5246814</text:p>
          </table:table-cell>
          <table:table-cell table:style-name="ce1" office:value-type="float" office:value="3972024" calcext:value-type="float">
            <text:p>397202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56*50</text:p>
          </table:table-cell>
          <table:table-cell table:style-name="ce1" office:value-type="float" office:value="5131948" calcext:value-type="float">
            <text:p>5131948</text:p>
          </table:table-cell>
          <table:table-cell table:style-name="ce1" office:value-type="float" office:value="4162791" calcext:value-type="float">
            <text:p>41627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56*100</text:p>
          </table:table-cell>
          <table:table-cell table:style-name="ce1" office:value-type="float" office:value="4665396" calcext:value-type="float">
            <text:p>4665396</text:p>
          </table:table-cell>
          <table:table-cell table:style-name="ce1" office:value-type="float" office:value="4120764" calcext:value-type="float">
            <text:p>4120764</text:p>
          </table:table-cell>
        </table:table-row>
      </table:table>
      <table:table table:name="with_dp_deep-2" table:style-name="ta1">
        <table:table-column table:style-name="co4" table:default-cell-style-name="Default"/>
        <table:table-row table:style-name="ro1">
          <table:table-cell/>
        </table:table-row>
      </table:table>
      <table:table table:name="without-dp-deep" table:style-name="ta1">
        <table:shapes>
          <draw:frame draw:z-index="0" draw:style-name="gr1" draw:text-style-name="P1" svg:width="737.49pt" svg:height="374.49pt" svg:x="233.46pt" svg:y="213.51pt">
            <loext:p draw:notify-on-update-of-ranges="'without-dp-deep'.B5:'without-dp-deep'.B7 'without-dp-deep'.C4:'without-dp-deep'.C4 'without-dp-deep'.C5:'without-dp-deep'.C7 'without-dp-deep'.D4:'without-dp-deep'.D4 'without-dp-deep'.D5:'without-dp-deep'.D7 'without-dp-deep'.E4:'without-dp-deep'.E4 'without-dp-deep'.E5:'without-dp-deep'.E7 'without-dp-deep'.F4:'without-dp-deep'.F4 'without-dp-deep'.F5:'without-dp-deep'.F7 'without-dp-deep'.G4:'without-dp-deep'.G4 'without-dp-deep'.G5:'without-dp-deep'.G7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Block Count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2504953" calcext:value-type="float">
            <text:p>2504953</text:p>
          </table:table-cell>
          <table:table-cell table:style-name="ce1" office:value-type="float" office:value="2670404" calcext:value-type="float">
            <text:p>2670404</text:p>
          </table:table-cell>
          <table:table-cell table:style-name="ce1" office:value-type="float" office:value="2582269" calcext:value-type="float">
            <text:p>2582269</text:p>
          </table:table-cell>
          <table:table-cell table:style-name="ce1" office:value-type="float" office:value="2473873" calcext:value-type="float">
            <text:p>2473873</text:p>
          </table:table-cell>
          <table:table-cell table:style-name="ce1" office:value-type="float" office:value="2702035" calcext:value-type="float">
            <text:p>2702035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3962760" calcext:value-type="float">
            <text:p>3962760</text:p>
          </table:table-cell>
          <table:table-cell table:style-name="ce1" office:value-type="float" office:value="4077030" calcext:value-type="float">
            <text:p>4077030</text:p>
          </table:table-cell>
          <table:table-cell table:style-name="ce1" office:value-type="float" office:value="4061511" calcext:value-type="float">
            <text:p>4061511</text:p>
          </table:table-cell>
          <table:table-cell table:style-name="ce1" office:value-type="float" office:value="3926701" calcext:value-type="float">
            <text:p>3926701</text:p>
          </table:table-cell>
          <table:table-cell table:style-name="ce1" office:value-type="float" office:value="3803007" calcext:value-type="float">
            <text:p>3803007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3762340" calcext:value-type="float">
            <text:p>3762340</text:p>
          </table:table-cell>
          <table:table-cell table:style-name="ce1" office:value-type="float" office:value="3849811" calcext:value-type="float">
            <text:p>3849811</text:p>
          </table:table-cell>
          <table:table-cell table:style-name="ce1" office:value-type="float" office:value="3723047" calcext:value-type="float">
            <text:p>3723047</text:p>
          </table:table-cell>
          <table:table-cell table:style-name="ce1" office:value-type="float" office:value="3703824" calcext:value-type="float">
            <text:p>3703824</text:p>
          </table:table-cell>
          <table:table-cell table:style-name="ce1" office:value-type="float" office:value="3671850" calcext:value-type="float">
            <text:p>3671850</text:p>
          </table:table-cell>
        </table:table-row>
      </table:table>
      <table:table table:name="with-dp-deep" table:style-name="ta1">
        <table:shapes>
          <draw:frame draw:z-index="0" draw:style-name="gr1" draw:text-style-name="P1" svg:width="936.74pt" svg:height="394.72pt" svg:x="19.42pt" svg:y="181.02pt">
            <loext:p draw:notify-on-update-of-ranges="'with-dp-deep'.B4:'with-dp-deep'.B6 'with-dp-deep'.C3:'with-dp-deep'.C3 'with-dp-deep'.C4:'with-dp-deep'.C6 'with-dp-deep'.D3:'with-dp-deep'.D3 'with-dp-deep'.D4:'with-dp-deep'.D6 'with-dp-deep'.E3:'with-dp-deep'.E3 'with-dp-deep'.E4:'with-dp-deep'.E6 'with-dp-deep'.F3:'with-dp-deep'.F3 'with-dp-deep'.F4:'with-dp-deep'.F6 'with-dp-deep'.G3:'with-dp-deep'.G3 'with-dp-deep'.G4:'with-dp-deep'.G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737.49pt" svg:height="374.49pt" svg:x="1062.43pt" svg:y="177.51pt">
            <loext:p draw:notify-on-update-of-ranges="'without-dp-deep'.B5:'without-dp-deep'.B7 'without-dp-deep'.C4:'without-dp-deep'.C4 'without-dp-deep'.C5:'without-dp-deep'.C7 'without-dp-deep'.D4:'without-dp-deep'.D4 'without-dp-deep'.D5:'without-dp-deep'.D7 'without-dp-deep'.E4:'without-dp-deep'.E4 'without-dp-deep'.E5:'without-dp-deep'.E7 'without-dp-deep'.F4:'without-dp-deep'.F4 'without-dp-deep'.F5:'without-dp-deep'.F7 'without-dp-deep'.G4:'without-dp-deep'.G4 'without-dp-deep'.G5:'without-dp-deep'.G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Block Count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2520114" calcext:value-type="float">
            <text:p>2520114</text:p>
          </table:table-cell>
          <table:table-cell table:style-name="ce1" office:value-type="float" office:value="2702563" calcext:value-type="float">
            <text:p>2702563</text:p>
          </table:table-cell>
          <table:table-cell table:style-name="ce1" office:value-type="float" office:value="3168171" calcext:value-type="float">
            <text:p>3168171</text:p>
          </table:table-cell>
          <table:table-cell table:style-name="ce1" office:value-type="float" office:value="3203930" calcext:value-type="float">
            <text:p>3203930</text:p>
          </table:table-cell>
          <table:table-cell table:style-name="ce1" office:value-type="float" office:value="3042444" calcext:value-type="float">
            <text:p>3042444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5155314" calcext:value-type="float">
            <text:p>5155314</text:p>
          </table:table-cell>
          <table:table-cell table:style-name="ce1" office:value-type="float" office:value="5398284" calcext:value-type="float">
            <text:p>5398284</text:p>
          </table:table-cell>
          <table:table-cell table:style-name="ce1" office:value-type="float" office:value="5625026" calcext:value-type="float">
            <text:p>5625026</text:p>
          </table:table-cell>
          <table:table-cell table:style-name="ce1" office:value-type="float" office:value="5571917" calcext:value-type="float">
            <text:p>5571917</text:p>
          </table:table-cell>
          <table:table-cell table:style-name="ce1" office:value-type="float" office:value="5112807" calcext:value-type="float">
            <text:p>5112807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5397004" calcext:value-type="float">
            <text:p>5397004</text:p>
          </table:table-cell>
          <table:table-cell table:style-name="ce1" office:value-type="float" office:value="5592370" calcext:value-type="float">
            <text:p>5592370</text:p>
          </table:table-cell>
          <table:table-cell table:style-name="ce1" office:value-type="float" office:value="5605841" calcext:value-type="float">
            <text:p>5605841</text:p>
          </table:table-cell>
          <table:table-cell table:style-name="ce1" office:value-type="float" office:value="5420345" calcext:value-type="float">
            <text:p>5420345</text:p>
          </table:table-cell>
          <table:table-cell table:style-name="ce1" office:value-type="float" office:value="5351979" calcext:value-type="float">
            <text:p>5351979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ce1" table:number-columns-repeated="4"/>
        </table:table-row>
      </table:table>
      <table:table table:name="With-DP" table:style-name="ta1">
        <table:shapes>
          <draw:frame draw:z-index="0" draw:style-name="gr1" draw:text-style-name="P1" svg:width="982.63pt" svg:height="516.22pt" svg:x="96.55pt" svg:y="254.35pt">
            <loext:p draw:notify-on-update-of-ranges="'With-DP'.A2:'With-DP'.A5 'With-DP'.B1:'With-DP'.B1 'With-DP'.B2:'With-DP'.B5 'With-DP'.C1:'With-DP'.C1 'With-DP'.C2:'With-DP'.C5 'With-DP'.D1:'With-DP'.D1 'With-DP'.D2:'With-DP'.D5 'With-DP'.E1:'With-DP'.E1 'With-DP'.E2:'With-DP'.E5 'With-DP'.F1:'With-DP'.F1 'With-DP'.F2:'With-DP'.F5 'With-DP'.G1:'With-DP'.G1 'With-DP'.G2:'With-DP'.G5 'With-DP'.H1:'With-DP'.H1 'With-DP'.H2:'With-DP'.H5 'With-DP'.I1:'With-DP'.I1 'With-DP'.I2:'With-DP'.I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4" table:default-cell-style-name="ce2"/>
        <table:table-column table:style-name="co25" table:default-cell-style-name="ce2"/>
        <table:table-column table:style-name="co4" table:number-columns-repeated="1013" table:default-cell-style-name="ce2"/>
        <table:table-row table:style-name="ro3">
          <table:table-cell/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1024000" calcext:value-type="float">
            <text:p>1024000</text:p>
          </table:table-cell>
          <table:table-cell table:style-name="ce3" office:value-type="float" office:value="115200" calcext:value-type="float">
            <text:p>115200</text:p>
          </table:table-cell>
          <table:table-cell table:style-name="ce3" office:value-type="float" office:value="51200" calcext:value-type="float">
            <text:p>512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string" calcext:value-type="string">
            <text:p>CPU*4</text:p>
          </table:table-cell>
          <table:table-cell office:value-type="string" calcext:value-type="string">
            <text:p>Java</text:p>
          </table:table-cell>
          <table:table-cell table:number-columns-repeated="1014"/>
        </table:table-row>
        <table:table-row table:style-name="ro4">
          <table:table-cell office:value-type="float" office:value="1000" calcext:value-type="float">
            <text:p>1000</text:p>
          </table:table-cell>
          <table:table-cell table:style-name="ce4" office:value-type="float" office:value="503355" calcext:value-type="float">
            <text:p>503355</text:p>
          </table:table-cell>
          <table:table-cell table:style-name="ce1" office:value-type="float" office:value="988877" calcext:value-type="float">
            <text:p>988877</text:p>
          </table:table-cell>
          <table:table-cell table:style-name="ce4" office:value-type="float" office:value="2455027" calcext:value-type="float">
            <text:p>2455027</text:p>
          </table:table-cell>
          <table:table-cell table:style-name="ce4" office:value-type="float" office:value="2266197.5" calcext:value-type="float">
            <text:p>2266197.5</text:p>
          </table:table-cell>
          <table:table-cell table:style-name="ce4" office:value-type="float" office:value="2198942.5" calcext:value-type="float">
            <text:p>2198942.5</text:p>
          </table:table-cell>
          <table:table-cell table:style-name="ce4" office:value-type="float" office:value="2255488.5" calcext:value-type="float">
            <text:p>2255488.5</text:p>
          </table:table-cell>
          <table:table-cell office:value-type="float" office:value="544038" calcext:value-type="float">
            <text:p>544038</text:p>
          </table:table-cell>
          <table:table-cell office:value-type="float" office:value="250000" calcext:value-type="float">
            <text:p>250000</text:p>
          </table:table-cell>
          <table:table-cell table:style-name="ce3" table:formula="of:=MAX([.B2:.G2])" office:value-type="float" office:value="2455027" calcext:value-type="float">
            <text:p>2455027</text:p>
          </table:table-cell>
          <table:table-cell/>
          <table:table-cell table:style-name="ce3" table:formula="of:=MIN([.B2:.G2])" office:value-type="float" office:value="503355" calcext:value-type="float">
            <text:p>503355</text:p>
          </table:table-cell>
          <table:table-cell table:number-columns-repeated="1011"/>
        </table:table-row>
        <table:table-row table:style-name="ro4">
          <table:table-cell office:value-type="float" office:value="10000" calcext:value-type="float">
            <text:p>10000</text:p>
          </table:table-cell>
          <table:table-cell table:style-name="ce4" office:value-type="float" office:value="2251270.5" calcext:value-type="float">
            <text:p>2251270.5</text:p>
          </table:table-cell>
          <table:table-cell table:style-name="ce4" office:value-type="float" office:value="3024214.5" calcext:value-type="float">
            <text:p>3024214.5</text:p>
          </table:table-cell>
          <table:table-cell table:style-name="ce4" office:value-type="float" office:value="3833105.5" calcext:value-type="float">
            <text:p>3833105.5</text:p>
          </table:table-cell>
          <table:table-cell table:style-name="ce4" office:value-type="float" office:value="3705170" calcext:value-type="float">
            <text:p>3705170</text:p>
          </table:table-cell>
          <table:table-cell table:style-name="ce4" office:value-type="float" office:value="4056742" calcext:value-type="float">
            <text:p>4056742</text:p>
          </table:table-cell>
          <table:table-cell table:style-name="ce4" office:value-type="float" office:value="4904971" calcext:value-type="float">
            <text:p>4904971</text:p>
          </table:table-cell>
          <table:table-cell table:style-name="ce1" office:value-type="float" office:value="632284" calcext:value-type="float">
            <text:p>632284</text:p>
          </table:table-cell>
          <table:table-cell office:value-type="float" office:value="745043" calcext:value-type="float">
            <text:p>745043</text:p>
          </table:table-cell>
          <table:table-cell table:style-name="ce3" table:formula="of:=MAX([.B3:.G3])" office:value-type="float" office:value="4904971" calcext:value-type="float">
            <text:p>4904971</text:p>
          </table:table-cell>
          <table:table-cell/>
          <table:table-cell table:style-name="ce3" table:formula="of:=MIN([.B3:.G3])" office:value-type="float" office:value="2251270.5" calcext:value-type="float">
            <text:p>2251270.5</text:p>
          </table:table-cell>
          <table:table-cell table:number-columns-repeated="1011"/>
        </table:table-row>
        <table:table-row table:style-name="ro4">
          <table:table-cell office:value-type="float" office:value="100000" calcext:value-type="float">
            <text:p>100000</text:p>
          </table:table-cell>
          <table:table-cell table:style-name="ce4" office:value-type="float" office:value="3837882" calcext:value-type="float">
            <text:p>3837882</text:p>
          </table:table-cell>
          <table:table-cell table:style-name="ce4" office:value-type="float" office:value="4011022.5" calcext:value-type="float">
            <text:p>4011022.5</text:p>
          </table:table-cell>
          <table:table-cell table:style-name="ce4" office:value-type="float" office:value="4691514.5" calcext:value-type="float">
            <text:p>4691514.5</text:p>
          </table:table-cell>
          <table:table-cell table:style-name="ce4" office:value-type="float" office:value="4906733.5" calcext:value-type="float">
            <text:p>4906733.5</text:p>
          </table:table-cell>
          <table:table-cell table:style-name="ce4" office:value-type="float" office:value="5410101" calcext:value-type="float">
            <text:p>5410101</text:p>
          </table:table-cell>
          <table:table-cell table:style-name="ce4" office:value-type="float" office:value="5399926" calcext:value-type="float">
            <text:p>5399926</text:p>
          </table:table-cell>
          <table:table-cell table:style-name="ce1" office:value-type="float" office:value="1756286" calcext:value-type="float">
            <text:p>1756286</text:p>
          </table:table-cell>
          <table:table-cell office:value-type="float" office:value="2400000" calcext:value-type="float">
            <text:p>2400000</text:p>
          </table:table-cell>
          <table:table-cell table:style-name="ce3" table:formula="of:=MAX([.B4:.G4])" office:value-type="float" office:value="5410101" calcext:value-type="float">
            <text:p>5410101</text:p>
          </table:table-cell>
          <table:table-cell/>
          <table:table-cell table:style-name="ce3" table:formula="of:=MIN([.B4:.G4])" office:value-type="float" office:value="3837882" calcext:value-type="float">
            <text:p>3837882</text:p>
          </table:table-cell>
          <table:table-cell table:number-columns-repeated="1011"/>
        </table:table-row>
        <table:table-row table:style-name="ro4">
          <table:table-cell office:value-type="float" office:value="1000000" calcext:value-type="float">
            <text:p>1000000</text:p>
          </table:table-cell>
          <table:table-cell table:style-name="ce4" office:value-type="float" office:value="4091667" calcext:value-type="float">
            <text:p>4091667</text:p>
          </table:table-cell>
          <table:table-cell table:style-name="ce4" office:value-type="float" office:value="4651416.5" calcext:value-type="float">
            <text:p>4651416.5</text:p>
          </table:table-cell>
          <table:table-cell table:style-name="ce4" office:value-type="float" office:value="5420251" calcext:value-type="float">
            <text:p>5420251</text:p>
          </table:table-cell>
          <table:table-cell table:style-name="ce4" office:value-type="float" office:value="5251556" calcext:value-type="float">
            <text:p>5251556</text:p>
          </table:table-cell>
          <table:table-cell table:style-name="ce4" office:value-type="float" office:value="5381497.5" calcext:value-type="float">
            <text:p>5381497.5</text:p>
          </table:table-cell>
          <table:table-cell table:style-name="ce4" office:value-type="float" office:value="5148244" calcext:value-type="float">
            <text:p>5148244</text:p>
          </table:table-cell>
          <table:table-cell table:style-name="ce1" office:value-type="float" office:value="1983969" calcext:value-type="float">
            <text:p>1983969</text:p>
          </table:table-cell>
          <table:table-cell office:value-type="float" office:value="2400000" calcext:value-type="float">
            <text:p>2400000</text:p>
          </table:table-cell>
          <table:table-cell table:style-name="ce3" table:formula="of:=MAX([.B$1:.G$1048576])" office:value-type="float" office:value="5430333" calcext:value-type="float">
            <text:p>5430333</text:p>
          </table:table-cell>
          <table:table-cell/>
          <table:table-cell table:style-name="ce3" table:formula="of:=MIN([.B5:.G5])" office:value-type="float" office:value="4091667" calcext:value-type="float">
            <text:p>4091667</text:p>
          </table:table-cell>
          <table:table-cell table:number-columns-repeated="1011"/>
        </table:table-row>
        <table:table-row table:style-name="ro5" table:number-rows-repeated="3">
          <table:table-cell table:number-columns-repeated="1023"/>
        </table:table-row>
        <table:table-row table:style-name="ro5">
          <table:table-cell/>
          <table:table-cell table:style-name="ce1"/>
          <table:table-cell table:number-columns-repeated="1021"/>
        </table:table-row>
        <table:table-row table:style-name="ro5">
          <table:table-cell/>
          <table:table-cell table:style-name="ce1" office:value-type="float" office:value="4076074" calcext:value-type="float">
            <text:p>4076074</text:p>
          </table:table-cell>
          <table:table-cell table:style-name="ce1" office:value-type="float" office:value="4660078" calcext:value-type="float">
            <text:p>4660078</text:p>
          </table:table-cell>
          <table:table-cell table:style-name="ce1" office:value-type="float" office:value="5430333" calcext:value-type="float">
            <text:p>5430333</text:p>
          </table:table-cell>
          <table:table-cell table:style-name="ce1" office:value-type="float" office:value="5342673" calcext:value-type="float">
            <text:p>5342673</text:p>
          </table:table-cell>
          <table:table-cell table:style-name="ce1" office:value-type="float" office:value="5413482" calcext:value-type="float">
            <text:p>5413482</text:p>
          </table:table-cell>
          <table:table-cell table:style-name="ce1" office:value-type="float" office:value="5172268" calcext:value-type="float">
            <text:p>5172268</text:p>
          </table:table-cell>
          <table:table-cell table:number-columns-repeated="1016"/>
        </table:table-row>
        <table:table-row table:style-name="ro5">
          <table:table-cell/>
          <table:table-cell table:style-name="ce1" office:value-type="float" office:value="4107260" calcext:value-type="float">
            <text:p>4107260</text:p>
          </table:table-cell>
          <table:table-cell table:style-name="ce1" office:value-type="float" office:value="4642755" calcext:value-type="float">
            <text:p>4642755</text:p>
          </table:table-cell>
          <table:table-cell table:style-name="ce1" office:value-type="float" office:value="5410169" calcext:value-type="float">
            <text:p>5410169</text:p>
          </table:table-cell>
          <table:table-cell table:style-name="ce1" office:value-type="float" office:value="5160439" calcext:value-type="float">
            <text:p>5160439</text:p>
          </table:table-cell>
          <table:table-cell table:style-name="ce1" office:value-type="float" office:value="5349513" calcext:value-type="float">
            <text:p>5349513</text:p>
          </table:table-cell>
          <table:table-cell table:style-name="ce1" office:value-type="float" office:value="5124220" calcext:value-type="float">
            <text:p>5124220</text:p>
          </table:table-cell>
          <table:table-cell table:number-columns-repeated="1016"/>
        </table:table-row>
        <table:table-row table:style-name="ro5">
          <table:table-cell/>
          <table:table-cell table:style-name="ce1" table:formula="of:=SUM([.B10:.B11])/2" office:value-type="float" office:value="4091667" calcext:value-type="float">
            <text:p>4091667</text:p>
          </table:table-cell>
          <table:table-cell table:formula="of:=SUM([.C10:.C11])/2" office:value-type="float" office:value="4651416.5" calcext:value-type="float">
            <text:p>4651416.5</text:p>
          </table:table-cell>
          <table:table-cell table:formula="of:=SUM([.D10:.D11])/2" office:value-type="float" office:value="5420251" calcext:value-type="float">
            <text:p>5420251</text:p>
          </table:table-cell>
          <table:table-cell table:formula="of:=SUM([.E10:.E11])/2" office:value-type="float" office:value="5251556" calcext:value-type="float">
            <text:p>5251556</text:p>
          </table:table-cell>
          <table:table-cell table:formula="of:=SUM([.F10:.F11])/2" office:value-type="float" office:value="5381497.5" calcext:value-type="float">
            <text:p>5381497.5</text:p>
          </table:table-cell>
          <table:table-cell table:formula="of:=SUM([.G10:.G11])/2" office:value-type="float" office:value="5148244" calcext:value-type="float">
            <text:p>5148244</text:p>
          </table:table-cell>
          <table:table-cell table:number-columns-repeated="1016"/>
        </table:table-row>
        <table:table-row table:style-name="ro5" table:number-rows-repeated="2">
          <table:table-cell/>
          <table:table-cell table:style-name="ce1"/>
          <table:table-cell table:number-columns-repeated="1021"/>
        </table:table-row>
        <table:table-row table:style-name="ro5" table:number-rows-repeated="2">
          <table:table-cell table:number-columns-repeated="1023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3" office:value-type="float" office:value="8000000" calcext:value-type="float">
            <text:p>8000000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3" office:value-type="float" office:value="1024000" calcext:value-type="float">
            <text:p>1024000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3" office:value-type="float" office:value="576000" calcext:value-type="float">
            <text:p>576000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3" office:value-type="float" office:value="5120000" calcext:value-type="float">
            <text:p>5120000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3" office:value-type="float" office:value="480000" calcext:value-type="float">
            <text:p>480000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3" office:value-type="float" office:value="20000000" calcext:value-type="float">
            <text:p>20000000</text:p>
          </table:table-cell>
          <table:table-cell table:number-columns-repeated="1013"/>
        </table:table-row>
        <table:table-row table:style-name="ro5" table:number-rows-repeated="5">
          <table:table-cell table:number-columns-repeated="1023"/>
        </table:table-row>
        <table:table-row table:style-name="ro5" table:number-rows-repeated="5">
          <table:table-cell table:number-columns-repeated="7"/>
          <table:table-cell table:style-name="Default"/>
          <table:table-cell table:number-columns-repeated="1015"/>
        </table:table-row>
        <table:table-row table:style-name="ro5" table:number-rows-repeated="26">
          <table:table-cell table:number-columns-repeated="1023"/>
        </table:table-row>
        <table:table-row table:style-name="ro5">
          <table:table-cell/>
          <table:table-cell office:value-type="string" calcext:value-type="string">
            <text:p><text:s/>{10, 10,, 10} * {20, 20, 20}</text:p>
          </table:table-cell>
          <table:table-cell table:style-name="ce5" office:value-type="string" calcext:value-type="string">
            <text:p><text:span text:style-name="T1"> </text:span><text:span text:style-name="T2">{64, 4, 2} * {20, 10, 10}</text:span></text:p>
          </table:table-cell>
          <table:table-cell table:style-name="ce4" office:value-type="string" calcext:value-type="string">
            <text:p>{24, 24, 1} * {20, 10, 10}</text:p>
          </table:table-cell>
          <table:table-cell table:style-name="ce4" office:value-type="string" calcext:value-type="string">
            <text:p>{64, 2, 1} * {200, 10, 20}</text:p>
          </table:table-cell>
          <table:table-cell table:style-name="ce4" office:value-type="string" calcext:value-type="string">
            <text:p><text:s/>{24, 5, 2} * {20, 10, 10}</text:p>
          </table:table-cell>
          <table:table-cell table:style-name="ce6" office:value-type="string" calcext:value-type="string">
            <text:p><text:s/>{20, 20, 2} * {50, 50, 10} </text:p>
          </table:table-cell>
          <table:table-cell office:value-type="string" calcext:value-type="string">
            <text:p>CPU*4</text:p>
          </table:table-cell>
          <table:table-cell table:number-columns-repeated="1015"/>
        </table:table-row>
        <table:table-row table:style-name="ro5" table:number-rows-repeated="104851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Without-DP" table:style-name="ta1">
        <table:shapes>
          <draw:frame draw:z-index="0" draw:style-name="gr1" draw:text-style-name="P1" svg:width="916.78pt" svg:height="428.51pt" svg:x="47.65pt" svg:y="291.12pt">
            <loext:p draw:notify-on-update-of-ranges="'Without-DP'.A2:'Without-DP'.A5 'Without-DP'.B1:'Without-DP'.B1 'Without-DP'.B2:'Without-DP'.B5 'Without-DP'.C1:'Without-DP'.C1 'Without-DP'.C2:'Without-DP'.C5 'Without-DP'.D1:'Without-DP'.D1 'Without-DP'.D2:'Without-DP'.D5 'Without-DP'.E1:'Without-DP'.E1 'Without-DP'.E2:'Without-DP'.E5 'Without-DP'.F1:'Without-DP'.F1 'Without-DP'.F2:'Without-DP'.F5 'Without-DP'.G1:'Without-DP'.G1 'Without-DP'.G2:'Without-DP'.G5 'Without-DP'.H1:'Without-DP'.H1 'Without-DP'.H2:'Without-DP'.H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6" table:default-cell-style-name="ce3"/>
        <table:table-column table:style-name="co27" table:number-columns-repeated="2" table:default-cell-style-name="ce3"/>
        <table:table-column table:style-name="co1" table:default-cell-style-name="ce3"/>
        <table:table-column table:style-name="co28" table:default-cell-style-name="ce3"/>
        <table:table-column table:style-name="co29" table:default-cell-style-name="ce3"/>
        <table:table-column table:style-name="co28" table:default-cell-style-name="ce3"/>
        <table:table-column table:style-name="co6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17" table:default-cell-style-name="ce3"/>
        <table:table-column table:style-name="co4" table:number-columns-repeated="1012" table:default-cell-style-name="ce3"/>
        <table:table-row table:style-name="ro6">
          <table:table-cell/>
          <table:table-cell office:value-type="float" office:value="2000000" calcext:value-type="float">
            <text:p>20000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51200" calcext:value-type="float">
            <text:p>51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PU*4</text:p>
          </table:table-cell>
          <table:table-cell table:number-columns-repeated="1016"/>
        </table:table-row>
        <table:table-row table:style-name="ro4">
          <table:table-cell office:value-type="float" office:value="1000" calcext:value-type="float">
            <text:p>1000</text:p>
          </table:table-cell>
          <table:table-cell table:style-name="ce7" office:value-type="float" office:value="2000331.5" calcext:value-type="float">
            <text:p>2000331.5</text:p>
          </table:table-cell>
          <table:table-cell table:style-name="ce7" office:value-type="float" office:value="2597844" calcext:value-type="float">
            <text:p>2597844</text:p>
          </table:table-cell>
          <table:table-cell table:style-name="ce7" office:value-type="float" office:value="2448392.5" calcext:value-type="float">
            <text:p>2448392.5</text:p>
          </table:table-cell>
          <table:table-cell table:style-name="ce7" office:value-type="float" office:value="2785616.5" calcext:value-type="float">
            <text:p>2785616.5</text:p>
          </table:table-cell>
          <table:table-cell table:style-name="ce7" office:value-type="float" office:value="2746353.5" calcext:value-type="float">
            <text:p>2746353.5</text:p>
          </table:table-cell>
          <table:table-cell table:style-name="ce7" office:value-type="float" office:value="2885188" calcext:value-type="float">
            <text:p>2885188</text:p>
          </table:table-cell>
          <table:table-cell office:value-type="float" office:value="544038" calcext:value-type="float">
            <text:p>544038</text:p>
          </table:table-cell>
          <table:table-cell table:formula="of:=MAX([.B2:.C2])" office:value-type="float" office:value="2597844" calcext:value-type="float">
            <text:p>2597844</text:p>
          </table:table-cell>
          <table:table-cell/>
          <table:table-cell table:formula="of:=MIN([.B2:.G2])" office:value-type="float" office:value="2000331.5" calcext:value-type="float">
            <text:p>2000331.5</text:p>
          </table:table-cell>
          <table:table-cell table:number-columns-repeated="1013"/>
        </table:table-row>
        <table:table-row table:style-name="ro4">
          <table:table-cell office:value-type="float" office:value="10000" calcext:value-type="float">
            <text:p>10000</text:p>
          </table:table-cell>
          <table:table-cell table:style-name="ce1" office:value-type="float" office:value="2166157" calcext:value-type="float">
            <text:p>2166157</text:p>
          </table:table-cell>
          <table:table-cell table:style-name="ce1" office:value-type="float" office:value="3070945" calcext:value-type="float">
            <text:p>3070945</text:p>
          </table:table-cell>
          <table:table-cell table:style-name="ce1" office:value-type="float" office:value="2539552" calcext:value-type="float">
            <text:p>2539552</text:p>
          </table:table-cell>
          <table:table-cell table:style-name="ce1" office:value-type="float" office:value="3639541" calcext:value-type="float">
            <text:p>3639541</text:p>
          </table:table-cell>
          <table:table-cell table:style-name="ce1" office:value-type="float" office:value="3222812" calcext:value-type="float">
            <text:p>3222812</text:p>
          </table:table-cell>
          <table:table-cell table:style-name="ce1" office:value-type="float" office:value="3383466" calcext:value-type="float">
            <text:p>3383466</text:p>
          </table:table-cell>
          <table:table-cell table:style-name="ce7" office:value-type="float" office:value="632284" calcext:value-type="float">
            <text:p>632284</text:p>
          </table:table-cell>
          <table:table-cell table:formula="of:=MAX([.B3:.G3])" office:value-type="float" office:value="3639541" calcext:value-type="float">
            <text:p>3639541</text:p>
          </table:table-cell>
          <table:table-cell/>
          <table:table-cell table:formula="of:=MIN([.B3:.G3])" office:value-type="float" office:value="2166157" calcext:value-type="float">
            <text:p>2166157</text:p>
          </table:table-cell>
          <table:table-cell table:number-columns-repeated="1013"/>
        </table:table-row>
        <table:table-row table:style-name="ro4">
          <table:table-cell office:value-type="float" office:value="100000" calcext:value-type="float">
            <text:p>100000</text:p>
          </table:table-cell>
          <table:table-cell table:style-name="ce7" office:value-type="float" office:value="3406049" calcext:value-type="float">
            <text:p>3406049</text:p>
          </table:table-cell>
          <table:table-cell table:style-name="ce7" office:value-type="float" office:value="3554180.5" calcext:value-type="float">
            <text:p>3554180.5</text:p>
          </table:table-cell>
          <table:table-cell table:style-name="ce7" office:value-type="float" office:value="3651822.5" calcext:value-type="float">
            <text:p>3651822.5</text:p>
          </table:table-cell>
          <table:table-cell table:style-name="ce7" office:value-type="float" office:value="3701606.5" calcext:value-type="float">
            <text:p>3701606.5</text:p>
          </table:table-cell>
          <table:table-cell table:style-name="ce7" office:value-type="float" office:value="3300773" calcext:value-type="float">
            <text:p>3300773</text:p>
          </table:table-cell>
          <table:table-cell table:style-name="ce7" office:value-type="float" office:value="3402920" calcext:value-type="float">
            <text:p>3402920</text:p>
          </table:table-cell>
          <table:table-cell table:style-name="ce7" office:value-type="float" office:value="1756286" calcext:value-type="float">
            <text:p>1756286</text:p>
          </table:table-cell>
          <table:table-cell table:formula="of:=MAX([.B4:.G4])" office:value-type="float" office:value="3701606.5" calcext:value-type="float">
            <text:p>3701606.5</text:p>
          </table:table-cell>
          <table:table-cell/>
          <table:table-cell table:formula="of:=MIN([.B4:.G4])" office:value-type="float" office:value="3300773" calcext:value-type="float">
            <text:p>3300773</text:p>
          </table:table-cell>
          <table:table-cell table:number-columns-repeated="1013"/>
        </table:table-row>
        <table:table-row table:style-name="ro4">
          <table:table-cell office:value-type="float" office:value="1000000" calcext:value-type="float">
            <text:p>1000000</text:p>
          </table:table-cell>
          <table:table-cell table:style-name="ce7" office:value-type="float" office:value="3643268" calcext:value-type="float">
            <text:p>3643268</text:p>
          </table:table-cell>
          <table:table-cell table:style-name="ce7" office:value-type="float" office:value="3809389" calcext:value-type="float">
            <text:p>3809389</text:p>
          </table:table-cell>
          <table:table-cell table:style-name="ce7" office:value-type="float" office:value="3685485.5" calcext:value-type="float">
            <text:p>3685485.5</text:p>
          </table:table-cell>
          <table:table-cell table:style-name="ce7" office:value-type="float" office:value="3603099" calcext:value-type="float">
            <text:p>3603099</text:p>
          </table:table-cell>
          <table:table-cell table:style-name="ce7" office:value-type="float" office:value="3233964" calcext:value-type="float">
            <text:p>3233964</text:p>
          </table:table-cell>
          <table:table-cell table:style-name="ce7" office:value-type="float" office:value="3285207.5" calcext:value-type="float">
            <text:p>3285207.5</text:p>
          </table:table-cell>
          <table:table-cell table:style-name="ce7" office:value-type="float" office:value="1983969" calcext:value-type="float">
            <text:p>1983969</text:p>
          </table:table-cell>
          <table:table-cell table:formula="of:=MAX([.B5:.G5])" office:value-type="float" office:value="3809389" calcext:value-type="float">
            <text:p>3809389</text:p>
          </table:table-cell>
          <table:table-cell/>
          <table:table-cell table:formula="of:=MIN([.B5:.G5])" office:value-type="float" office:value="3233964" calcext:value-type="float">
            <text:p>3233964</text:p>
          </table:table-cell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7"/>
          <table:table-cell table:number-columns-repeated="1022"/>
        </table:table-row>
        <table:table-row table:style-name="ro4">
          <table:table-cell/>
          <table:table-cell table:style-name="ce1" office:value-type="float" office:value="3716860" calcext:value-type="float">
            <text:p>3716860</text:p>
          </table:table-cell>
          <table:table-cell table:style-name="ce1" office:value-type="float" office:value="3706374" calcext:value-type="float">
            <text:p>3706374</text:p>
          </table:table-cell>
          <table:table-cell table:style-name="ce1" office:value-type="float" office:value="3844483" calcext:value-type="float">
            <text:p>3844483</text:p>
          </table:table-cell>
          <table:table-cell table:style-name="ce1" office:value-type="float" office:value="3542489" calcext:value-type="float">
            <text:p>3542489</text:p>
          </table:table-cell>
          <table:table-cell table:style-name="ce1" office:value-type="float" office:value="3208170" calcext:value-type="float">
            <text:p>3208170</text:p>
          </table:table-cell>
          <table:table-cell table:style-name="ce1" office:value-type="float" office:value="3239007" calcext:value-type="float">
            <text:p>3239007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3569676" calcext:value-type="float">
            <text:p>3569676</text:p>
          </table:table-cell>
          <table:table-cell table:style-name="ce1" office:value-type="float" office:value="3912404" calcext:value-type="float">
            <text:p>3912404</text:p>
          </table:table-cell>
          <table:table-cell table:style-name="ce1" office:value-type="float" office:value="3526488" calcext:value-type="float">
            <text:p>3526488</text:p>
          </table:table-cell>
          <table:table-cell table:style-name="ce1" office:value-type="float" office:value="3663709" calcext:value-type="float">
            <text:p>3663709</text:p>
          </table:table-cell>
          <table:table-cell table:style-name="ce1" office:value-type="float" office:value="3259758" calcext:value-type="float">
            <text:p>3259758</text:p>
          </table:table-cell>
          <table:table-cell table:style-name="ce1" office:value-type="float" office:value="3331408" calcext:value-type="float">
            <text:p>3331408</text:p>
          </table:table-cell>
          <table:table-cell table:number-columns-repeated="1017"/>
        </table:table-row>
        <table:table-row table:style-name="ro4">
          <table:table-cell/>
          <table:table-cell table:style-name="ce7" table:formula="of:=SUM([.B10:.B11])/2" office:value-type="float" office:value="3643268" calcext:value-type="float">
            <text:p>3643268</text:p>
          </table:table-cell>
          <table:table-cell table:formula="of:=SUM([.C10:.C11])/2" office:value-type="float" office:value="3809389" calcext:value-type="float">
            <text:p>3809389</text:p>
          </table:table-cell>
          <table:table-cell table:formula="of:=SUM([.D10:.D11])/2" office:value-type="float" office:value="3685485.5" calcext:value-type="float">
            <text:p>3685485.5</text:p>
          </table:table-cell>
          <table:table-cell table:formula="of:=SUM([.E10:.E11])/2" office:value-type="float" office:value="3603099" calcext:value-type="float">
            <text:p>3603099</text:p>
          </table:table-cell>
          <table:table-cell table:formula="of:=SUM([.F10:.F11])/2" office:value-type="float" office:value="3233964" calcext:value-type="float">
            <text:p>3233964</text:p>
          </table:table-cell>
          <table:table-cell table:formula="of:=SUM([.G10:.G11])/2" office:value-type="float" office:value="3285207.5" calcext:value-type="float">
            <text:p>3285207.5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x-throughput" table:style-name="ta1">
        <table:shapes>
          <draw:frame draw:z-index="0" draw:style-name="gr1" draw:text-style-name="P1" svg:width="814.51pt" svg:height="435.97pt" svg:x="306.88pt" svg:y="135.07pt">
            <loext:p draw:notify-on-update-of-ranges="'max-throughput'.B3:'max-throughput'.B6 'max-throughput'.C2:'max-throughput'.C2 'max-throughput'.C3:'max-throughput'.C6 'max-throughput'.D2:'max-throughput'.D2 'max-throughput'.D3:'max-throughput'.D6 'max-throughput'.E2:'max-throughput'.E2 'max-throughput'.E3:'max-throughput'.E6 'max-throughput'.F2:'max-throughput'.F2 'max-throughput'.F3:'max-throughput'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4" table:default-cell-style-name="Default"/>
        <table:table-column table:style-name="co10" table:default-cell-style-name="ce1"/>
        <table:table-column table:style-name="co30" table:default-cell-style-name="ce2"/>
        <table:table-row table:style-name="ro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hout-DP</text:p>
          </table:table-cell>
          <table:table-cell office:value-type="string" calcext:value-type="string">
            <text:p>With-DP</text:p>
          </table:table-cell>
          <table:table-cell table:style-name="Default" office:value-type="string" calcext:value-type="string">
            <text:p>CPU – C (4 Threads)</text:p>
          </table:table-cell>
          <table:table-cell table:style-name="Default" office:value-type="string" calcext:value-type="string">
            <text:p>CPU – Java (4 Threads)</text:p>
          </table:table-cell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office:value-type="float" office:value="2597844" calcext:value-type="float">
            <text:p>2597844</text:p>
          </table:table-cell>
          <table:table-cell office:value-type="float" office:value="2455027" calcext:value-type="float">
            <text:p>2455027</text:p>
          </table:table-cell>
          <table:table-cell table:style-name="ce2" office:value-type="float" office:value="544038" calcext:value-type="float">
            <text:p>544038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5">
          <table:table-cell/>
          <table:table-cell office:value-type="float" office:value="10000" calcext:value-type="float">
            <text:p>10000</text:p>
          </table:table-cell>
          <table:table-cell office:value-type="float" office:value="3639541" calcext:value-type="float">
            <text:p>3639541</text:p>
          </table:table-cell>
          <table:table-cell office:value-type="float" office:value="4904971" calcext:value-type="float">
            <text:p>4904971</text:p>
          </table:table-cell>
          <table:table-cell office:value-type="float" office:value="632284" calcext:value-type="float">
            <text:p>632284</text:p>
          </table:table-cell>
          <table:table-cell office:value-type="float" office:value="745043" calcext:value-type="float">
            <text:p>745043</text:p>
          </table:table-cell>
        </table:table-row>
        <table:table-row table:style-name="ro5">
          <table:table-cell/>
          <table:table-cell office:value-type="float" office:value="100000" calcext:value-type="float">
            <text:p>100000</text:p>
          </table:table-cell>
          <table:table-cell office:value-type="float" office:value="3701606.5" calcext:value-type="float">
            <text:p>3701606.5</text:p>
          </table:table-cell>
          <table:table-cell office:value-type="float" office:value="5410101" calcext:value-type="float">
            <text:p>5410101</text:p>
          </table:table-cell>
          <table:table-cell office:value-type="float" office:value="1756286" calcext:value-type="float">
            <text:p>1756286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5">
          <table:table-cell/>
          <table:table-cell office:value-type="float" office:value="1000000" calcext:value-type="float">
            <text:p>1000000</text:p>
          </table:table-cell>
          <table:table-cell office:value-type="float" office:value="3809389" calcext:value-type="float">
            <text:p>3809389</text:p>
          </table:table-cell>
          <table:table-cell office:value-type="float" office:value="5430333" calcext:value-type="float">
            <text:p>5430333</text:p>
          </table:table-cell>
          <table:table-cell office:value-type="float" office:value="1983969" calcext:value-type="float">
            <text:p>1983969</text:p>
          </table:table-cell>
          <table:table-cell office:value-type="float" office:value="2100000" calcext:value-type="float">
            <text:p>2100000</text:p>
          </table:table-cell>
        </table:table-row>
      </table:table>
      <table:table table:name="min-throughput" table:style-name="ta1">
        <table:shapes>
          <draw:frame draw:z-index="0" draw:style-name="gr1" draw:text-style-name="P1" svg:width="691.85pt" svg:height="410.74pt" svg:x="274.82pt" svg:y="301.83pt">
            <loext:p draw:notify-on-update-of-ranges="'min-throughput'.B4:'min-throughput'.B7 'min-throughput'.C3:'min-throughput'.C3 'min-throughput'.C4:'min-throughput'.C7 'min-throughput'.D3:'min-throughput'.D3 'min-throughput'.D4:'min-throughput'.D7 'min-throughput'.E3:'min-throughput'.E3 'min-throughput'.E4:'min-throughput'.E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thout-DP</text:p>
          </table:table-cell>
          <table:table-cell office:value-type="string" calcext:value-type="string">
            <text:p>With-DP</text:p>
          </table:table-cell>
          <table:table-cell office:value-type="string" calcext:value-type="string">
            <text:p>CPU</text:p>
          </table:table-cell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office:value-type="float" office:value="2000331.5" calcext:value-type="float">
            <text:p>2000331.5</text:p>
          </table:table-cell>
          <table:table-cell office:value-type="float" office:value="503355" calcext:value-type="float">
            <text:p>503355</text:p>
          </table:table-cell>
          <table:table-cell table:style-name="ce2" office:value-type="float" office:value="544038" calcext:value-type="float">
            <text:p>544038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2166157" calcext:value-type="float">
            <text:p>2166157</text:p>
          </table:table-cell>
          <table:table-cell office:value-type="float" office:value="2251270.5" calcext:value-type="float">
            <text:p>2251270.5</text:p>
          </table:table-cell>
          <table:table-cell table:style-name="ce1" office:value-type="float" office:value="632284" calcext:value-type="float">
            <text:p>632284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3300773" calcext:value-type="float">
            <text:p>3300773</text:p>
          </table:table-cell>
          <table:table-cell office:value-type="float" office:value="3837882" calcext:value-type="float">
            <text:p>3837882</text:p>
          </table:table-cell>
          <table:table-cell table:style-name="ce1" office:value-type="float" office:value="1756286" calcext:value-type="float">
            <text:p>1756286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3233964" calcext:value-type="float">
            <text:p>3233964</text:p>
          </table:table-cell>
          <table:table-cell office:value-type="float" office:value="4091667" calcext:value-type="float">
            <text:p>4091667</text:p>
          </table:table-cell>
          <table:table-cell table:style-name="ce1" office:value-type="float" office:value="1983969" calcext:value-type="float">
            <text:p>1983969</text:p>
          </table:table-cell>
        </table:table-row>
      </table:table>
      <table:table table:name="latency-min" table:style-name="ta1">
        <table:shapes>
          <draw:frame draw:z-index="0" draw:style-name="gr1" draw:text-style-name="P1" svg:width="767.99pt" svg:height="446.8pt" svg:x="381.34pt" svg:y="137.2pt">
            <loext:p draw:notify-on-update-of-ranges="'latency-min'.A3:'latency-min'.A6 'latency-min'.B2:'latency-min'.B2 'latency-min'.B3:'latency-min'.B6 'latency-min'.C2:'latency-min'.C2 'latency-min'.C3:'latency-min'.C6 'latency-min'.D2:'latency-min'.D2 'latency-min'.D3:'latency-min'.D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32pt" svg:height="254.69pt" svg:x="320pt" svg:y="758.92pt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out-DP</text:p>
          </table:table-cell>
          <table:table-cell office:value-type="string" calcext:value-type="string">
            <text:p>With-DP</text:p>
          </table:table-cell>
          <table:table-cell office:value-type="string" calcext:value-type="string">
            <text:p>CPU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1" office:value-type="float" office:value="0.33761" calcext:value-type="float">
            <text:p>0.33761</text:p>
          </table:table-cell>
          <table:table-cell table:style-name="ce1" office:value-type="float" office:value="0.41188" calcext:value-type="float">
            <text:p>0.41188</text:p>
          </table:table-cell>
          <table:table-cell table:style-name="ce1" office:value-type="float" office:value="0.64684" calcext:value-type="float">
            <text:p>0.64684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1" office:value-type="float" office:value="0.27476" calcext:value-type="float">
            <text:p>0.27476</text:p>
          </table:table-cell>
          <table:table-cell table:style-name="ce1" office:value-type="float" office:value="0.20649" calcext:value-type="float">
            <text:p>0.20649</text:p>
          </table:table-cell>
          <table:table-cell table:style-name="ce1" office:value-type="float" office:value="0.62552" calcext:value-type="float">
            <text:p>0.6255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1" office:value-type="float" office:value="0.26898" calcext:value-type="float">
            <text:p>0.26898</text:p>
          </table:table-cell>
          <table:table-cell table:style-name="ce1" office:value-type="float" office:value="0.18404" calcext:value-type="float">
            <text:p>0.18404</text:p>
          </table:table-cell>
          <table:table-cell table:style-name="ce1" office:value-type="float" office:value="0.56042" calcext:value-type="float">
            <text:p>0.56042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1" office:value-type="float" office:value="0.25561" calcext:value-type="float">
            <text:p>0.25561</text:p>
          </table:table-cell>
          <table:table-cell table:style-name="ce1" office:value-type="float" office:value="0.18415" calcext:value-type="float">
            <text:p>0.18415</text:p>
          </table:table-cell>
          <table:table-cell table:style-name="ce1" office:value-type="float" office:value="0.50404" calcext:value-type="float">
            <text:p>0.50404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8"/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ce9"/>
          <table:table-cell table:number-columns-repeated="2"/>
        </table:table-row>
        <table:table-row table:style-name="ro1" table:number-rows-repeated="4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th-DP</text:p>
          </table:table-cell>
          <table:table-cell office:value-type="string" calcext:value-type="string">
            <text:p>Without-DP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table:style-name="ce10" office:value-type="percentage" office:value="0.87" calcext:value-type="percentage">
            <text:p>87.00%</text:p>
          </table:table-cell>
          <table:table-cell table:style-name="ce10" office:value-type="percentage" office:value="0.55" calcext:value-type="percentage">
            <text:p>55.00%</text:p>
          </table:table-cell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table:style-name="ce10" office:value-type="percentage" office:value="0.77" calcext:value-type="percentage">
            <text:p>77.00%</text:p>
          </table:table-cell>
          <table:table-cell table:style-name="ce10" office:value-type="percentage" office:value="0.48" calcext:value-type="percentage">
            <text:p>48.00%</text:p>
          </table:table-cell>
        </table:table-row>
      </table:table>
      <table:table table:name="Sheet5" table:style-name="ta1">
        <table:shapes>
          <draw:frame draw:z-index="0" draw:style-name="gr1" draw:text-style-name="P1" svg:width="916.78pt" svg:height="476.11pt" svg:x="70.67pt" svg:y="81.95pt">
            <loext:p draw:notify-on-update-of-ranges="'Without-DP'.A2:'Without-DP'.A6 'Without-DP'.C1:'Without-DP'.C1 'Without-DP'.B2:'Without-DP'.B6 'Without-DP'.E1:'Without-DP'.E1 'Without-DP'.C2:'Without-DP'.C6 'Without-DP'.F1:'Without-DP'.F1 'Without-DP'.D2:'Without-DP'.D6 'Without-DP'.D1:'Without-DP'.D1 'Without-DP'.E2:'Without-DP'.E6 'Without-DP'.G1:'Without-DP'.G1 'Without-DP'.F2:'Without-DP'.F6 'Without-DP'.B1:'Without-DP'.B1 'Without-DP'.G2:'Without-DP'.G6 'Without-DP'.H1:'Without-DP'.H1 'Without-DP'.H2:'Without-DP'.H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776.61pt" svg:height="477.72pt" svg:x="1029.34pt" svg:y="78.09pt">
            <loext:p draw:notify-on-update-of-ranges="'With-DP'.A2:'With-DP'.A5 'With-DP'.B1:'With-DP'.B1 'With-DP'.B2:'With-DP'.B5 'With-DP'.C1:'With-DP'.C1 'With-DP'.C2:'With-DP'.C5 'With-DP'.F1:'With-DP'.F1 'With-DP'.F2:'With-DP'.F5 'With-DP'.D1:'With-DP'.D1 'With-DP'.D2:'With-DP'.D5 'With-DP'.G1:'With-DP'.G1 'With-DP'.G2:'With-DP'.G5 'With-DP'.C1:'With-DP'.C1 'With-DP'.C2:'With-DP'.C5 'With-DP'.H1:'With-DP'.H1 'With-DP'.H2:'With-DP'.H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gpu-100" table:style-name="ta1">
        <table:shapes>
          <draw:frame draw:z-index="0" draw:style-name="gr1" draw:text-style-name="P1" svg:width="667.5pt" svg:height="439.91pt" svg:x="4pt" svg:y="241.94pt">
            <loext:p draw:notify-on-update-of-ranges="'gpu-100'.B1:'gpu-100'.G1 'gpu-100'.A2:'gpu-100'.A2 'gpu-100'.B2:'gpu-100'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0.41pt" svg:height="448.75pt" svg:x="738.91pt" svg:y="235.59pt">
            <loext:p draw:notify-on-update-of-ranges="'gpu-100'.B1:'gpu-100'.G1 'gpu-100'.A3:'gpu-100'.A3 'gpu-100'.B3:'gpu-100'.G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72.77pt" svg:height="442.69pt" svg:x="0pt" svg:y="705.88pt">
            <loext:p draw:notify-on-update-of-ranges="'gpu-100'.B1:'gpu-100'.G1 'gpu-100'.A4:'gpu-100'.A4 'gpu-100'.B4:'gpu-100'.G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35.14pt" svg:height="443.68pt" svg:x="697.86pt" svg:y="712.49pt">
            <loext:p draw:notify-on-update-of-ranges="'gpu-100'.B1:'gpu-100'.G1 'gpu-100'.A5:'gpu-100'.A5 'gpu-100'.B5:'gpu-100'.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"/>
        <table:table-column table:style-name="co31" table:default-cell-style-name="ce2"/>
        <table:table-column table:style-name="co21" table:default-cell-style-name="ce2"/>
        <table:table-column table:style-name="co23" table:default-cell-style-name="ce2"/>
        <table:table-column table:style-name="co29" table:default-cell-style-name="ce2"/>
        <table:table-column table:style-name="co32" table:default-cell-style-name="ce2"/>
        <table:table-column table:style-name="co33" table:default-cell-style-name="ce2"/>
        <table:table-column table:style-name="co4" table:number-columns-repeated="1017" table:default-cell-style-name="ce2"/>
        <table:table-row table:style-name="ro7">
          <table:table-cell table:style-name="ce3"/>
          <table:table-cell table:style-name="ce3" office:value-type="string" calcext:value-type="string">
            <text:p><text:s/>{24, 6, 6} * {20, 10, 10}</text:p>
          </table:table-cell>
          <table:table-cell table:style-name="ce11" office:value-type="string" calcext:value-type="string">
            <text:p><text:span text:style-name="T1"> </text:span><text:span text:style-name="T2">{64, 4, 2} * {20, 10, 10}</text:span></text:p>
          </table:table-cell>
          <table:table-cell table:style-name="ce7" office:value-type="string" calcext:value-type="string">
            <text:p>{24, 24, 1} * {20, 10, 10}</text:p>
          </table:table-cell>
          <table:table-cell table:style-name="ce7" office:value-type="string" calcext:value-type="string">
            <text:p>{64, 1, 1} * {200, 10, 20}</text:p>
          </table:table-cell>
          <table:table-cell table:style-name="ce7" office:value-type="string" calcext:value-type="string">
            <text:p><text:s/>{24, 6, 6} * {20, 10, 10}</text:p>
          </table:table-cell>
          <table:table-cell table:style-name="ce3" office:value-type="string" calcext:value-type="string">
            <text:p>CPU * 4</text:p>
          </table:table-cell>
          <table:table-cell table:style-name="ce3" table:number-columns-repeated="1017"/>
        </table:table-row>
        <table:table-row table:style-name="ro5">
          <table:table-cell office:value-type="float" office:value="1000" calcext:value-type="float">
            <text:p>1000</text:p>
          </table:table-cell>
          <table:table-cell table:style-name="ce4" office:value-type="float" office:value="1784144.23556" calcext:value-type="float">
            <text:p>1784144.23556</text:p>
          </table:table-cell>
          <table:table-cell table:style-name="ce4" office:value-type="float" office:value="2515640.68072" calcext:value-type="float">
            <text:p>2515640.68072</text:p>
          </table:table-cell>
          <table:table-cell table:style-name="ce4" office:value-type="float" office:value="2429920.48141" calcext:value-type="float">
            <text:p>2429920.48141</text:p>
          </table:table-cell>
          <table:table-cell table:style-name="ce4" office:value-type="float" office:value="544826.4845" calcext:value-type="float">
            <text:p>544826.4845</text:p>
          </table:table-cell>
          <table:table-cell table:style-name="ce4" office:value-type="float" office:value="2093920.5007" calcext:value-type="float">
            <text:p>2093920.5007</text:p>
          </table:table-cell>
          <table:table-cell table:style-name="ce4" office:value-type="float" office:value="1655246.7039" calcext:value-type="float">
            <text:p>1655246.7039</text:p>
          </table:table-cell>
          <table:table-cell table:number-columns-repeated="1017"/>
        </table:table-row>
        <table:table-row table:style-name="ro5">
          <table:table-cell office:value-type="float" office:value="10000" calcext:value-type="float">
            <text:p>10000</text:p>
          </table:table-cell>
          <table:table-cell table:style-name="ce1" office:value-type="float" office:value="2821653.74811" calcext:value-type="float">
            <text:p>2821653.74811</text:p>
          </table:table-cell>
          <table:table-cell table:style-name="ce1" office:value-type="float" office:value="3834988.05693" calcext:value-type="float">
            <text:p>3834988.05693</text:p>
          </table:table-cell>
          <table:table-cell table:style-name="ce1" office:value-type="float" office:value="3783260.84638" calcext:value-type="float">
            <text:p>3783260.84638</text:p>
          </table:table-cell>
          <table:table-cell table:style-name="ce1" office:value-type="float" office:value="2378712.28531" calcext:value-type="float">
            <text:p>2378712.28531</text:p>
          </table:table-cell>
          <table:table-cell table:style-name="ce1" office:value-type="float" office:value="3775560.59348" calcext:value-type="float">
            <text:p>3775560.59348</text:p>
          </table:table-cell>
          <table:table-cell table:style-name="ce1" office:value-type="float" office:value="2060985.44525" calcext:value-type="float">
            <text:p>2060985.44525</text:p>
          </table:table-cell>
          <table:table-cell table:number-columns-repeated="1017"/>
        </table:table-row>
        <table:table-row table:style-name="ro5">
          <table:table-cell office:value-type="float" office:value="100000" calcext:value-type="float">
            <text:p>100000</text:p>
          </table:table-cell>
          <table:table-cell table:style-name="ce1" office:value-type="float" office:value="3302514.2757" calcext:value-type="float">
            <text:p>3302514.2757</text:p>
          </table:table-cell>
          <table:table-cell table:style-name="ce1" office:value-type="float" office:value="3550150.88152" calcext:value-type="float">
            <text:p>3550150.88152</text:p>
          </table:table-cell>
          <table:table-cell table:style-name="ce1" office:value-type="float" office:value="3498887.48665" calcext:value-type="float">
            <text:p>3498887.48665</text:p>
          </table:table-cell>
          <table:table-cell table:style-name="ce1" office:value-type="float" office:value="3201500.74572" calcext:value-type="float">
            <text:p>3201500.74572</text:p>
          </table:table-cell>
          <table:table-cell table:style-name="ce1" office:value-type="float" office:value="3517398.30598" calcext:value-type="float">
            <text:p>3517398.30598</text:p>
          </table:table-cell>
          <table:table-cell table:style-name="ce1" office:value-type="float" office:value="930933.82799" calcext:value-type="float">
            <text:p>930933.82799</text:p>
          </table:table-cell>
          <table:table-cell table:number-columns-repeated="1017"/>
        </table:table-row>
        <table:table-row table:style-name="ro5">
          <table:table-cell office:value-type="float" office:value="1000000" calcext:value-type="float">
            <text:p>1000000</text:p>
          </table:table-cell>
          <table:table-cell table:style-name="ce1" office:value-type="float" office:value="1697601.17119" calcext:value-type="float">
            <text:p>1697601.17119</text:p>
          </table:table-cell>
          <table:table-cell table:style-name="ce1" office:value-type="float" office:value="1805218.07113" calcext:value-type="float">
            <text:p>1805218.07113</text:p>
          </table:table-cell>
          <table:table-cell table:style-name="ce1" office:value-type="float" office:value="1670520.36183" calcext:value-type="float">
            <text:p>1670520.36183</text:p>
          </table:table-cell>
          <table:table-cell table:style-name="ce1" office:value-type="float" office:value="1535587.42425" calcext:value-type="float">
            <text:p>1535587.42425</text:p>
          </table:table-cell>
          <table:table-cell table:style-name="ce1" office:value-type="float" office:value="1588917.46049" calcext:value-type="float">
            <text:p>1588917.46049</text:p>
          </table:table-cell>
          <table:table-cell table:style-name="ce1" office:value-type="float" office:value="1031536.46603" calcext:value-type="float">
            <text:p>1031536.46603</text:p>
          </table:table-cell>
          <table:table-cell table:number-columns-repeated="1017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4:33:14.670716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9:26:06.798202777</meta:creation-date>
    <dc:date>2017-10-29T21:22:38.211447075</dc:date>
    <meta:editing-duration>P1DT6H3M25S</meta:editing-duration>
    <meta:editing-cycles>35</meta:editing-cycles>
    <meta:generator>LibreOffice/5.1.6.2$Linux_X86_64 LibreOffice_project/10m0$Build-2</meta:generator>
    <meta:document-statistic meta:table-count="12" meta:cell-count="336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49cm" svg:height="15.52cm" xlink:href=".." xlink:type="simple" chart:class="chart:bar" chart:style-name="ch1">
        <chart:title svg:x="5.637cm" svg:y="0.445cm" chart:style-name="ch2">
          <text:p>Batch Size 1000 - Gpu  without concurrent kernel and Cpu </text:p>
        </chart:title>
        <chart:legend chart:legend-position="end" svg:x="22.117cm" svg:y="7.469cm" style:legend-expansion="high" chart:style-name="ch3"/>
        <chart:plot-area chart:style-name="ch4" table:cell-range-address="'gpu-100'.A1:'gpu-100'.G2" chart:data-source-has-labels="both" svg:x="1.492cm" svg:y="1.54cm" svg:width="20.155cm" svg:height="12.678cm">
          <chartooo:coordinate-region svg:x="2.928cm" svg:y="1.54cm" svg:width="18.719cm" svg:height="9.603cm"/>
          <chart:axis chart:dimension="x" chart:name="primary-x" chart:style-name="ch5" chartooo:axis-type="auto">
            <chartooo:date-scale/>
            <chart:title svg:x="10.559cm" svg:y="14.529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741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2:'gpu-100'.G2" chart:label-cell-address="'gpu-100'.A2:'gpu-100'.A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gpu-100'.A2:'gpu-100'.A2</svg:desc>
                </draw:g>
              </table:table-cell>
              <table:table-cell office:value-type="float" office:value="1784144.23556">
                <text:p>1784144.23556</text:p>
                <draw:g>
                  <svg:desc>'gpu-100'.B2:'gpu-100'.G2</svg:desc>
                </draw:g>
              </table:table-cell>
              <table:table-cell office:value-type="float" office:value="2515640.68072">
                <text:p>2515640.68072</text:p>
              </table:table-cell>
              <table:table-cell office:value-type="float" office:value="2429920.48141">
                <text:p>2429920.48141</text:p>
              </table:table-cell>
              <table:table-cell office:value-type="float" office:value="544826.4845">
                <text:p>544826.4845</text:p>
              </table:table-cell>
              <table:table-cell office:value-type="float" office:value="2093920.5007">
                <text:p>2093920.5007</text:p>
              </table:table-cell>
              <table:table-cell office:value-type="float" office:value="1655246.7039">
                <text:p>1655246.7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735cm" svg:height="15.381cm" xlink:href=".." xlink:type="simple" chart:class="chart:bar" chart:style-name="ch1">
        <chart:title svg:x="12.569cm" svg:y="0.442cm" chart:style-name="ch2">
          <text:p>Max-Throughput</text:p>
        </chart:title>
        <chart:legend chart:legend-position="end" svg:x="24.509cm" svg:y="6.676cm" style:legend-expansion="high" chart:style-name="ch3"/>
        <chart:plot-area chart:style-name="ch4" table:cell-range-address="'max-throughput'.B2:'max-throughput'.F6" chart:data-source-has-labels="both" svg:x="1.596cm" svg:y="1.534cm" svg:width="22.339cm" svg:height="12.548cm">
          <chartooo:coordinate-region svg:x="3.032cm" svg:y="1.726cm" svg:width="20.903cm" svg:height="11.725cm"/>
          <chart:axis chart:dimension="x" chart:name="primary-x" chart:style-name="ch5" chartooo:axis-type="auto">
            <chartooo:date-scale/>
            <chart:title svg:x="11.925cm" svg:y="14.39cm" chart:style-name="ch6">
              <text:p>Batch-Size</text:p>
            </chart:title>
            <chart:categories table:cell-range-address="'max-throughput'.B3:'max-throughput'.B6"/>
          </chart:axis>
          <chart:axis chart:dimension="y" chart:name="primary-y" chart:style-name="ch7">
            <chart:title svg:x="0.451cm" svg:y="8.67cm" chart:style-name="ch8">
              <text:p>Throughput</text:p>
            </chart:title>
            <chart:grid chart:style-name="ch9" chart:class="major"/>
          </chart:axis>
          <chart:series chart:style-name="ch10" chart:values-cell-range-address="'max-throughput'.C3:'max-throughput'.C6" chart:label-cell-address="'max-throughput'.C2:'max-throughput'.C2" chart:class="chart:bar">
            <chart:data-point chart:repeated="4"/>
          </chart:series>
          <chart:series chart:style-name="ch11" chart:values-cell-range-address="'max-throughput'.D3:'max-throughput'.D6" chart:label-cell-address="'max-throughput'.D2:'max-throughput'.D2" chart:class="chart:bar">
            <chart:data-point chart:repeated="4"/>
          </chart:series>
          <chart:series chart:style-name="ch12" chart:values-cell-range-address="'max-throughput'.E3:'max-throughput'.E6" chart:label-cell-address="'max-throughput'.E2:'max-throughput'.E2" chart:class="chart:bar">
            <chart:data-point chart:repeated="4"/>
          </chart:series>
          <chart:series chart:style-name="ch13" chart:values-cell-range-address="'max-throughput'.F3:'max-throughput'.F6" chart:label-cell-address="'max-throughput'.F2:'max-throughput'.F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-DP</text:p>
                <draw:g>
                  <svg:desc>'max-throughput'.C2:'max-throughput'.C2</svg:desc>
                </draw:g>
              </table:table-cell>
              <table:table-cell office:value-type="string">
                <text:p>With-DP</text:p>
                <draw:g>
                  <svg:desc>'max-throughput'.D2:'max-throughput'.D2</svg:desc>
                </draw:g>
              </table:table-cell>
              <table:table-cell office:value-type="string">
                <text:p>CPU – C (4 Threads)</text:p>
                <draw:g>
                  <svg:desc>'max-throughput'.E2:'max-throughput'.E2</svg:desc>
                </draw:g>
              </table:table-cell>
              <table:table-cell office:value-type="string">
                <text:p>CPU – Java (4 Threads)</text:p>
                <draw:g>
                  <svg:desc>'max-throughput'.F2:'max-throughput'.F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max-throughput'.B3:'max-throughput'.B6</svg:desc>
                </draw:g>
              </table:table-cell>
              <table:table-cell office:value-type="float" office:value="2597844">
                <text:p>2597844</text:p>
                <draw:g>
                  <svg:desc>'max-throughput'.C3:'max-throughput'.C6</svg:desc>
                </draw:g>
              </table:table-cell>
              <table:table-cell office:value-type="float" office:value="2455027">
                <text:p>2455027</text:p>
                <draw:g>
                  <svg:desc>'max-throughput'.D3:'max-throughput'.D6</svg:desc>
                </draw:g>
              </table:table-cell>
              <table:table-cell office:value-type="float" office:value="544038">
                <text:p>544038</text:p>
                <draw:g>
                  <svg:desc>'max-throughput'.E3:'max-throughput'.E6</svg:desc>
                </draw:g>
              </table:table-cell>
              <table:table-cell office:value-type="float" office:value="250000">
                <text:p>250000</text:p>
                <draw:g>
                  <svg:desc>'max-throughput'.F3:'max-throughput'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39541">
                <text:p>3639541</text:p>
              </table:table-cell>
              <table:table-cell office:value-type="float" office:value="4904971">
                <text:p>4904971</text:p>
              </table:table-cell>
              <table:table-cell office:value-type="float" office:value="632284">
                <text:p>632284</text:p>
              </table:table-cell>
              <table:table-cell office:value-type="float" office:value="745043">
                <text:p>74504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01606.5">
                <text:p>3701606.5</text:p>
              </table:table-cell>
              <table:table-cell office:value-type="float" office:value="5410101">
                <text:p>5410101</text:p>
              </table:table-cell>
              <table:table-cell office:value-type="float" office:value="1756286">
                <text:p>1756286</text:p>
              </table:table-cell>
              <table:table-cell office:value-type="float" office:value="1900000">
                <text:p>190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809389">
                <text:p>3809389</text:p>
              </table:table-cell>
              <table:table-cell office:value-type="float" office:value="5430333">
                <text:p>5430333</text:p>
              </table:table-cell>
              <table:table-cell office:value-type="float" office:value="1983969">
                <text:p>1983969</text:p>
              </table:table-cell>
              <table:table-cell office:value-type="float" office:value="2100000">
                <text:p>21000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94cm" svg:height="15.763cm" xlink:href=".." xlink:type="simple" chart:class="chart:bar" chart:style-name="ch1">
        <chart:title svg:x="9.675cm" svg:y="0.45cm" chart:style-name="ch2">
          <text:p>Minimum-Decoding-Time-Per-Packet</text:p>
        </chart:title>
        <chart:legend chart:legend-position="end" svg:x="24.646cm" svg:y="7.108cm" style:legend-expansion="high" chart:style-name="ch3"/>
        <chart:plot-area chart:style-name="ch4" table:cell-range-address="'latency-min'.A2:'latency-min'.D6" chart:data-source-has-labels="both" svg:x="1.563cm" svg:y="1.55cm" svg:width="22.542cm" svg:height="12.906cm">
          <chartooo:coordinate-region svg:x="2.237cm" svg:y="1.742cm" svg:width="21.868cm" svg:height="12.083cm"/>
          <chart:axis chart:dimension="x" chart:name="primary-x" chart:style-name="ch5" chartooo:axis-type="auto">
            <chartooo:date-scale/>
            <chart:title svg:x="11.994cm" svg:y="14.772cm" chart:style-name="ch6">
              <text:p>Batch-Size</text:p>
            </chart:title>
            <chart:categories table:cell-range-address="'latency-min'.A3:'latency-min'.A6"/>
          </chart:axis>
          <chart:axis chart:dimension="y" chart:name="primary-y" chart:style-name="ch7">
            <chart:title svg:x="0.451cm" svg:y="9.732cm" chart:style-name="ch8">
              <text:p>Latency ( Milliseconds)</text:p>
            </chart:title>
            <chart:grid chart:style-name="ch9" chart:class="major"/>
          </chart:axis>
          <chart:series chart:style-name="ch10" chart:values-cell-range-address="'latency-min'.B3:'latency-min'.B6" chart:label-cell-address="'latency-min'.B2:'latency-min'.B2" chart:class="chart:bar">
            <chart:data-point chart:repeated="4"/>
          </chart:series>
          <chart:series chart:style-name="ch11" chart:values-cell-range-address="'latency-min'.C3:'latency-min'.C6" chart:label-cell-address="'latency-min'.C2:'latency-min'.C2" chart:class="chart:bar">
            <chart:data-point chart:repeated="4"/>
          </chart:series>
          <chart:series chart:style-name="ch12" chart:values-cell-range-address="'latency-min'.D3:'latency-min'.D6" chart:label-cell-address="'latency-min'.D2:'latency-min'.D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-DP</text:p>
                <draw:g>
                  <svg:desc>'latency-min'.B2:'latency-min'.B2</svg:desc>
                </draw:g>
              </table:table-cell>
              <table:table-cell office:value-type="string">
                <text:p>With-DP</text:p>
                <draw:g>
                  <svg:desc>'latency-min'.C2:'latency-min'.C2</svg:desc>
                </draw:g>
              </table:table-cell>
              <table:table-cell office:value-type="string">
                <text:p>CPU</text:p>
                <draw:g>
                  <svg:desc>'latency-min'.D2:'latency-min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latency-min'.A3:'latency-min'.A6</svg:desc>
                </draw:g>
              </table:table-cell>
              <table:table-cell office:value-type="float" office:value="0.33761">
                <text:p>0.33761</text:p>
                <draw:g>
                  <svg:desc>'latency-min'.B3:'latency-min'.B6</svg:desc>
                </draw:g>
              </table:table-cell>
              <table:table-cell office:value-type="float" office:value="0.41188">
                <text:p>0.41188</text:p>
                <draw:g>
                  <svg:desc>'latency-min'.C3:'latency-min'.C6</svg:desc>
                </draw:g>
              </table:table-cell>
              <table:table-cell office:value-type="float" office:value="0.64684">
                <text:p>0.64684</text:p>
                <draw:g>
                  <svg:desc>'latency-min'.D3:'latency-min'.D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7476">
                <text:p>0.27476</text:p>
              </table:table-cell>
              <table:table-cell office:value-type="float" office:value="0.20649">
                <text:p>0.20649</text:p>
              </table:table-cell>
              <table:table-cell office:value-type="float" office:value="0.62552">
                <text:p>0.6255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6898">
                <text:p>0.26898</text:p>
              </table:table-cell>
              <table:table-cell office:value-type="float" office:value="0.18404">
                <text:p>0.18404</text:p>
              </table:table-cell>
              <table:table-cell office:value-type="float" office:value="0.56042">
                <text:p>0.5604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5561">
                <text:p>0.25561</text:p>
              </table:table-cell>
              <table:table-cell office:value-type="float" office:value="0.18415">
                <text:p>0.18415</text:p>
              </table:table-cell>
              <table:table-cell office:value-type="float" office:value="0.50404">
                <text:p>0.504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08cm" svg:height="14.491cm" xlink:href=".." xlink:type="simple" chart:class="chart:bar" chart:style-name="ch1">
        <chart:title svg:x="9.941cm" svg:y="0.424cm" chart:style-name="ch2">
          <text:p>Minimum-Throughput</text:p>
        </chart:title>
        <chart:legend chart:legend-position="end" svg:x="21.96cm" svg:y="6.472cm" style:legend-expansion="high" chart:style-name="ch3"/>
        <chart:plot-area chart:style-name="ch4" table:cell-range-address="'min-throughput'.B3:'min-throughput'.E7" chart:data-source-has-labels="both" svg:x="1.51cm" svg:y="1.498cm" svg:width="19.962cm" svg:height="11.712cm">
          <chartooo:coordinate-region svg:x="2.946cm" svg:y="1.69cm" svg:width="18.526cm" svg:height="10.889cm"/>
          <chart:axis chart:dimension="x" chart:name="primary-x" chart:style-name="ch5" chartooo:axis-type="auto">
            <chartooo:date-scale/>
            <chart:title svg:x="10.651cm" svg:y="13.5cm" chart:style-name="ch6">
              <text:p>Batch-Size</text:p>
            </chart:title>
            <chart:categories table:cell-range-address="'min-throughput'.B4:'min-throughput'.B7"/>
          </chart:axis>
          <chart:axis chart:dimension="y" chart:name="primary-y" chart:style-name="ch7">
            <chart:title svg:x="0.451cm" svg:y="8.216cm" chart:style-name="ch8">
              <text:p>Throughput</text:p>
            </chart:title>
            <chart:grid chart:style-name="ch9" chart:class="major"/>
          </chart:axis>
          <chart:series chart:style-name="ch10" chart:values-cell-range-address="'min-throughput'.C4:'min-throughput'.C7" chart:label-cell-address="'min-throughput'.C3:'min-throughput'.C3" chart:class="chart:bar">
            <chart:data-point chart:repeated="4"/>
          </chart:series>
          <chart:series chart:style-name="ch11" chart:values-cell-range-address="'min-throughput'.D4:'min-throughput'.D7" chart:label-cell-address="'min-throughput'.D3:'min-throughput'.D3" chart:class="chart:bar">
            <chart:data-point chart:repeated="4"/>
          </chart:series>
          <chart:series chart:style-name="ch12" chart:values-cell-range-address="'min-throughput'.E4:'min-throughput'.E7" chart:label-cell-address="'min-throughput'.E3:'min-throughput'.E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-DP</text:p>
                <draw:g>
                  <svg:desc>'min-throughput'.C3:'min-throughput'.C3</svg:desc>
                </draw:g>
              </table:table-cell>
              <table:table-cell office:value-type="string">
                <text:p>With-DP</text:p>
                <draw:g>
                  <svg:desc>'min-throughput'.D3:'min-throughput'.D3</svg:desc>
                </draw:g>
              </table:table-cell>
              <table:table-cell office:value-type="string">
                <text:p>CPU</text:p>
                <draw:g>
                  <svg:desc>'min-throughput'.E3:'min-throughput'.E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min-throughput'.B4:'min-throughput'.B7</svg:desc>
                </draw:g>
              </table:table-cell>
              <table:table-cell office:value-type="float" office:value="2000331.5">
                <text:p>2000331.5</text:p>
                <draw:g>
                  <svg:desc>'min-throughput'.C4:'min-throughput'.C7</svg:desc>
                </draw:g>
              </table:table-cell>
              <table:table-cell office:value-type="float" office:value="503355">
                <text:p>503355</text:p>
                <draw:g>
                  <svg:desc>'min-throughput'.D4:'min-throughput'.D7</svg:desc>
                </draw:g>
              </table:table-cell>
              <table:table-cell office:value-type="float" office:value="544038">
                <text:p>544038</text:p>
                <draw:g>
                  <svg:desc>'min-throughput'.E4:'min-throughput'.E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66157">
                <text:p>2166157</text:p>
              </table:table-cell>
              <table:table-cell office:value-type="float" office:value="2251270.5">
                <text:p>2251270.5</text:p>
              </table:table-cell>
              <table:table-cell office:value-type="float" office:value="632284">
                <text:p>6322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00773">
                <text:p>3300773</text:p>
              </table:table-cell>
              <table:table-cell office:value-type="float" office:value="3837882">
                <text:p>3837882</text:p>
              </table:table-cell>
              <table:table-cell office:value-type="float" office:value="1756286">
                <text:p>17562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233964">
                <text:p>3233964</text:p>
              </table:table-cell>
              <table:table-cell office:value-type="float" office:value="4091667">
                <text:p>4091667</text:p>
              </table:table-cell>
              <table:table-cell office:value-type="float" office:value="1983969">
                <text:p>19839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86cm" xlink:href="." xlink:type="simple" chart:class="chart:bar" chart:style-name="ch1">
        <chart:title svg:x="6.346cm" svg:y="0.314cm" chart:style-name="ch2">
          <text:p>GPU-Utilization</text:p>
        </chart:title>
        <chart:legend chart:legend-position="end" svg:x="13.545cm" svg:y="3.961cm" style:legend-expansion="high" chart:style-name="ch3"/>
        <chart:plot-area chart:style-name="ch4" chart:data-source-has-labels="both" svg:x="1.341cm" svg:y="1.278cm" svg:width="11.885cm" svg:height="6.537cm">
          <chartooo:coordinate-region svg:x="2.82cm" svg:y="1.469cm" svg:width="10.406cm" svg:height="5.715cm"/>
          <chart:axis chart:dimension="x" chart:name="primary-x" chart:style-name="ch5" chartooo:axis-type="auto">
            <chartooo:date-scale/>
            <chart:title svg:x="6.443cm" svg:y="7.995cm" chart:style-name="ch6">
              <text:p>Batch-Siz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6.191cm" chart:style-name="ch8">
              <text:p>Utilization-Percentage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-DP</text:p>
              </table:table-cell>
              <table:table-cell office:value-type="string">
                <text:p>Without-DP</text:p>
              </table:table-cell>
            </table:table-row>
          </table:table-header-rows>
          <table:table-rows>
            <table:table-row>
              <table:table-cell office:value-type="string">
                <text:p>10k</text:p>
              </table:table-cell>
              <table:table-cell office:value-type="float" office:value="0.87">
                <text:p>0.8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77">
                <text:p>0.77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47cm" svg:height="13.926cm" xlink:href=".." xlink:type="simple" chart:class="chart:bar" chart:style-name="ch1">
        <chart:legend chart:legend-position="end" svg:x="31.784cm" svg:y="5.708cm" style:legend-expansion="high" chart:style-name="ch2"/>
        <chart:plot-area chart:style-name="ch3" table:cell-range-address="'with-dp-deep'.B3:'with-dp-deep'.G6" chart:data-source-has-labels="both" svg:x="0.66cm" svg:y="0.278cm" svg:width="30.464cm" svg:height="13.37cm">
          <chartooo:coordinate-region svg:x="2.096cm" svg:y="0.469cm" svg:width="29.028cm" svg:height="12.548cm"/>
          <chart:axis chart:dimension="x" chart:name="primary-x" chart:style-name="ch4" chartooo:axis-type="auto">
            <chartooo:date-scale/>
            <chart:categories table:cell-range-address="'with-dp-deep'.B4:'with-dp-deep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ith-dp-deep'.C4:'with-dp-deep'.C6" chart:label-cell-address="'with-dp-deep'.C3:'with-dp-deep'.C3" chart:class="chart:bar">
            <chart:data-point chart:repeated="3"/>
          </chart:series>
          <chart:series chart:style-name="ch8" chart:values-cell-range-address="'with-dp-deep'.D4:'with-dp-deep'.D6" chart:label-cell-address="'with-dp-deep'.D3:'with-dp-deep'.D3" chart:class="chart:bar">
            <chart:data-point chart:repeated="3"/>
          </chart:series>
          <chart:series chart:style-name="ch9" chart:values-cell-range-address="'with-dp-deep'.E4:'with-dp-deep'.E6" chart:label-cell-address="'with-dp-deep'.E3:'with-dp-deep'.E3" chart:class="chart:bar">
            <chart:data-point chart:repeated="3"/>
          </chart:series>
          <chart:series chart:style-name="ch10" chart:values-cell-range-address="'with-dp-deep'.F4:'with-dp-deep'.F6" chart:label-cell-address="'with-dp-deep'.F3:'with-dp-deep'.F3" chart:class="chart:bar">
            <chart:data-point chart:repeated="3"/>
          </chart:series>
          <chart:series chart:style-name="ch11" chart:values-cell-range-address="'with-dp-deep'.G4:'with-dp-deep'.G6" chart:label-cell-address="'with-dp-deep'.G3:'with-dp-deep'.G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2</text:p>
                <draw:g>
                  <svg:desc>'with-dp-deep'.C3:'with-dp-deep'.C3</svg:desc>
                </draw:g>
              </table:table-cell>
              <table:table-cell office:value-type="string">
                <text:p>256</text:p>
                <draw:g>
                  <svg:desc>'with-dp-deep'.D3:'with-dp-deep'.D3</svg:desc>
                </draw:g>
              </table:table-cell>
              <table:table-cell office:value-type="string">
                <text:p>512</text:p>
                <draw:g>
                  <svg:desc>'with-dp-deep'.E3:'with-dp-deep'.E3</svg:desc>
                </draw:g>
              </table:table-cell>
              <table:table-cell office:value-type="string">
                <text:p>640</text:p>
                <draw:g>
                  <svg:desc>'with-dp-deep'.F3:'with-dp-deep'.F3</svg:desc>
                </draw:g>
              </table:table-cell>
              <table:table-cell office:value-type="string">
                <text:p>960</text:p>
                <draw:g>
                  <svg:desc>'with-dp-deep'.G3:'with-dp-deep'.G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ith-dp-deep'.B4:'with-dp-deep'.B6</svg:desc>
                </draw:g>
              </table:table-cell>
              <table:table-cell office:value-type="float" office:value="2520114">
                <text:p>2520114</text:p>
                <draw:g>
                  <svg:desc>'with-dp-deep'.C4:'with-dp-deep'.C6</svg:desc>
                </draw:g>
              </table:table-cell>
              <table:table-cell office:value-type="float" office:value="2702563">
                <text:p>2702563</text:p>
                <draw:g>
                  <svg:desc>'with-dp-deep'.D4:'with-dp-deep'.D6</svg:desc>
                </draw:g>
              </table:table-cell>
              <table:table-cell office:value-type="float" office:value="3168171">
                <text:p>3168171</text:p>
                <draw:g>
                  <svg:desc>'with-dp-deep'.E4:'with-dp-deep'.E6</svg:desc>
                </draw:g>
              </table:table-cell>
              <table:table-cell office:value-type="float" office:value="3203930">
                <text:p>3203930</text:p>
                <draw:g>
                  <svg:desc>'with-dp-deep'.F4:'with-dp-deep'.F6</svg:desc>
                </draw:g>
              </table:table-cell>
              <table:table-cell office:value-type="float" office:value="3042444">
                <text:p>3042444</text:p>
                <draw:g>
                  <svg:desc>'with-dp-deep'.G4:'with-dp-deep'.G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155314">
                <text:p>5155314</text:p>
              </table:table-cell>
              <table:table-cell office:value-type="float" office:value="5398284">
                <text:p>5398284</text:p>
              </table:table-cell>
              <table:table-cell office:value-type="float" office:value="5625026">
                <text:p>5625026</text:p>
              </table:table-cell>
              <table:table-cell office:value-type="float" office:value="5571917">
                <text:p>5571917</text:p>
              </table:table-cell>
              <table:table-cell office:value-type="float" office:value="5112807">
                <text:p>51128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97004">
                <text:p>5397004</text:p>
              </table:table-cell>
              <table:table-cell office:value-type="float" office:value="5592370">
                <text:p>5592370</text:p>
              </table:table-cell>
              <table:table-cell office:value-type="float" office:value="5605841">
                <text:p>5605841</text:p>
              </table:table-cell>
              <table:table-cell office:value-type="float" office:value="5420345">
                <text:p>5420345</text:p>
              </table:table-cell>
              <table:table-cell office:value-type="float" office:value="5351979">
                <text:p>53519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18cm" svg:height="13.212cm" xlink:href=".." xlink:type="simple" chart:class="chart:bar" chart:style-name="ch1">
        <chart:legend chart:legend-position="end" svg:x="24.755cm" svg:y="5.351cm" style:legend-expansion="high" chart:style-name="ch2"/>
        <chart:plot-area chart:style-name="ch3" table:cell-range-address="'without-dp-deep'.B4:'without-dp-deep'.G7" chart:data-source-has-labels="both" svg:x="0.52cm" svg:y="0.264cm" svg:width="23.715cm" svg:height="12.684cm">
          <chartooo:coordinate-region svg:x="1.956cm" svg:y="0.455cm" svg:width="22.279cm" svg:height="11.862cm"/>
          <chart:axis chart:dimension="x" chart:name="primary-x" chart:style-name="ch4" chartooo:axis-type="auto">
            <chartooo:date-scale/>
            <chart:categories table:cell-range-address="'without-dp-deep'.B5:'without-dp-deep'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ithout-dp-deep'.C5:'without-dp-deep'.C7" chart:label-cell-address="'without-dp-deep'.C4:'without-dp-deep'.C4" chart:class="chart:bar">
            <chart:data-point chart:repeated="3"/>
          </chart:series>
          <chart:series chart:style-name="ch8" chart:values-cell-range-address="'without-dp-deep'.D5:'without-dp-deep'.D7" chart:label-cell-address="'without-dp-deep'.D4:'without-dp-deep'.D4" chart:class="chart:bar">
            <chart:data-point chart:repeated="3"/>
          </chart:series>
          <chart:series chart:style-name="ch9" chart:values-cell-range-address="'without-dp-deep'.E5:'without-dp-deep'.E7" chart:label-cell-address="'without-dp-deep'.E4:'without-dp-deep'.E4" chart:class="chart:bar">
            <chart:data-point chart:repeated="3"/>
          </chart:series>
          <chart:series chart:style-name="ch10" chart:values-cell-range-address="'without-dp-deep'.F5:'without-dp-deep'.F7" chart:label-cell-address="'without-dp-deep'.F4:'without-dp-deep'.F4" chart:class="chart:bar">
            <chart:data-point chart:repeated="3"/>
          </chart:series>
          <chart:series chart:style-name="ch11" chart:values-cell-range-address="'without-dp-deep'.G5:'without-dp-deep'.G7" chart:label-cell-address="'without-dp-deep'.G4:'without-dp-deep'.G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2</text:p>
                <draw:g>
                  <svg:desc>'without-dp-deep'.C4:'without-dp-deep'.C4</svg:desc>
                </draw:g>
              </table:table-cell>
              <table:table-cell office:value-type="string">
                <text:p>256</text:p>
                <draw:g>
                  <svg:desc>'without-dp-deep'.D4:'without-dp-deep'.D4</svg:desc>
                </draw:g>
              </table:table-cell>
              <table:table-cell office:value-type="string">
                <text:p>512</text:p>
                <draw:g>
                  <svg:desc>'without-dp-deep'.E4:'without-dp-deep'.E4</svg:desc>
                </draw:g>
              </table:table-cell>
              <table:table-cell office:value-type="string">
                <text:p>640</text:p>
                <draw:g>
                  <svg:desc>'without-dp-deep'.F4:'without-dp-deep'.F4</svg:desc>
                </draw:g>
              </table:table-cell>
              <table:table-cell office:value-type="string">
                <text:p>960</text:p>
                <draw:g>
                  <svg:desc>'without-dp-deep'.G4:'without-dp-deep'.G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ithout-dp-deep'.B5:'without-dp-deep'.B7</svg:desc>
                </draw:g>
              </table:table-cell>
              <table:table-cell office:value-type="float" office:value="2504953">
                <text:p>2504953</text:p>
                <draw:g>
                  <svg:desc>'without-dp-deep'.C5:'without-dp-deep'.C7</svg:desc>
                </draw:g>
              </table:table-cell>
              <table:table-cell office:value-type="float" office:value="2670404">
                <text:p>2670404</text:p>
                <draw:g>
                  <svg:desc>'without-dp-deep'.D5:'without-dp-deep'.D7</svg:desc>
                </draw:g>
              </table:table-cell>
              <table:table-cell office:value-type="float" office:value="2582269">
                <text:p>2582269</text:p>
                <draw:g>
                  <svg:desc>'without-dp-deep'.E5:'without-dp-deep'.E7</svg:desc>
                </draw:g>
              </table:table-cell>
              <table:table-cell office:value-type="float" office:value="2473873">
                <text:p>2473873</text:p>
                <draw:g>
                  <svg:desc>'without-dp-deep'.F5:'without-dp-deep'.F7</svg:desc>
                </draw:g>
              </table:table-cell>
              <table:table-cell office:value-type="float" office:value="2702035">
                <text:p>2702035</text:p>
                <draw:g>
                  <svg:desc>'without-dp-deep'.G5:'without-dp-deep'.G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962760">
                <text:p>3962760</text:p>
              </table:table-cell>
              <table:table-cell office:value-type="float" office:value="4077030">
                <text:p>4077030</text:p>
              </table:table-cell>
              <table:table-cell office:value-type="float" office:value="4061511">
                <text:p>4061511</text:p>
              </table:table-cell>
              <table:table-cell office:value-type="float" office:value="3926701">
                <text:p>3926701</text:p>
              </table:table-cell>
              <table:table-cell office:value-type="float" office:value="3803007">
                <text:p>38030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62340">
                <text:p>3762340</text:p>
              </table:table-cell>
              <table:table-cell office:value-type="float" office:value="3849811">
                <text:p>3849811</text:p>
              </table:table-cell>
              <table:table-cell office:value-type="float" office:value="3723047">
                <text:p>3723047</text:p>
              </table:table-cell>
              <table:table-cell office:value-type="float" office:value="3703824">
                <text:p>3703824</text:p>
              </table:table-cell>
              <table:table-cell office:value-type="float" office:value="3671850">
                <text:p>367185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18cm" svg:height="13.212cm" xlink:href=".." xlink:type="simple" chart:class="chart:bar" chart:style-name="ch1">
        <chart:legend chart:legend-position="end" svg:x="24.755cm" svg:y="5.351cm" style:legend-expansion="high" chart:style-name="ch2"/>
        <chart:plot-area chart:style-name="ch3" table:cell-range-address="'without-dp-deep'.B4:'without-dp-deep'.G7" chart:data-source-has-labels="both" svg:x="0.52cm" svg:y="0.264cm" svg:width="23.715cm" svg:height="12.684cm">
          <chartooo:coordinate-region svg:x="1.956cm" svg:y="0.455cm" svg:width="22.279cm" svg:height="11.862cm"/>
          <chart:axis chart:dimension="x" chart:name="primary-x" chart:style-name="ch4" chartooo:axis-type="auto">
            <chartooo:date-scale/>
            <chart:categories table:cell-range-address="'without-dp-deep'.B5:'without-dp-deep'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ithout-dp-deep'.C5:'without-dp-deep'.C7" chart:label-cell-address="'without-dp-deep'.C4:'without-dp-deep'.C4" chart:class="chart:bar">
            <chart:data-point chart:repeated="3"/>
          </chart:series>
          <chart:series chart:style-name="ch8" chart:values-cell-range-address="'without-dp-deep'.D5:'without-dp-deep'.D7" chart:label-cell-address="'without-dp-deep'.D4:'without-dp-deep'.D4" chart:class="chart:bar">
            <chart:data-point chart:repeated="3"/>
          </chart:series>
          <chart:series chart:style-name="ch9" chart:values-cell-range-address="'without-dp-deep'.E5:'without-dp-deep'.E7" chart:label-cell-address="'without-dp-deep'.E4:'without-dp-deep'.E4" chart:class="chart:bar">
            <chart:data-point chart:repeated="3"/>
          </chart:series>
          <chart:series chart:style-name="ch10" chart:values-cell-range-address="'without-dp-deep'.F5:'without-dp-deep'.F7" chart:label-cell-address="'without-dp-deep'.F4:'without-dp-deep'.F4" chart:class="chart:bar">
            <chart:data-point chart:repeated="3"/>
          </chart:series>
          <chart:series chart:style-name="ch11" chart:values-cell-range-address="'without-dp-deep'.G5:'without-dp-deep'.G7" chart:label-cell-address="'without-dp-deep'.G4:'without-dp-deep'.G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2</text:p>
                <draw:g>
                  <svg:desc>'without-dp-deep'.C4:'without-dp-deep'.C4</svg:desc>
                </draw:g>
              </table:table-cell>
              <table:table-cell office:value-type="string">
                <text:p>256</text:p>
                <draw:g>
                  <svg:desc>'without-dp-deep'.D4:'without-dp-deep'.D4</svg:desc>
                </draw:g>
              </table:table-cell>
              <table:table-cell office:value-type="string">
                <text:p>512</text:p>
                <draw:g>
                  <svg:desc>'without-dp-deep'.E4:'without-dp-deep'.E4</svg:desc>
                </draw:g>
              </table:table-cell>
              <table:table-cell office:value-type="string">
                <text:p>640</text:p>
                <draw:g>
                  <svg:desc>'without-dp-deep'.F4:'without-dp-deep'.F4</svg:desc>
                </draw:g>
              </table:table-cell>
              <table:table-cell office:value-type="string">
                <text:p>960</text:p>
                <draw:g>
                  <svg:desc>'without-dp-deep'.G4:'without-dp-deep'.G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ithout-dp-deep'.B5:'without-dp-deep'.B7</svg:desc>
                </draw:g>
              </table:table-cell>
              <table:table-cell office:value-type="float" office:value="2504953">
                <text:p>2504953</text:p>
                <draw:g>
                  <svg:desc>'without-dp-deep'.C5:'without-dp-deep'.C7</svg:desc>
                </draw:g>
              </table:table-cell>
              <table:table-cell office:value-type="float" office:value="2670404">
                <text:p>2670404</text:p>
                <draw:g>
                  <svg:desc>'without-dp-deep'.D5:'without-dp-deep'.D7</svg:desc>
                </draw:g>
              </table:table-cell>
              <table:table-cell office:value-type="float" office:value="2582269">
                <text:p>2582269</text:p>
                <draw:g>
                  <svg:desc>'without-dp-deep'.E5:'without-dp-deep'.E7</svg:desc>
                </draw:g>
              </table:table-cell>
              <table:table-cell office:value-type="float" office:value="2473873">
                <text:p>2473873</text:p>
                <draw:g>
                  <svg:desc>'without-dp-deep'.F5:'without-dp-deep'.F7</svg:desc>
                </draw:g>
              </table:table-cell>
              <table:table-cell office:value-type="float" office:value="2702035">
                <text:p>2702035</text:p>
                <draw:g>
                  <svg:desc>'without-dp-deep'.G5:'without-dp-deep'.G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962760">
                <text:p>3962760</text:p>
              </table:table-cell>
              <table:table-cell office:value-type="float" office:value="4077030">
                <text:p>4077030</text:p>
              </table:table-cell>
              <table:table-cell office:value-type="float" office:value="4061511">
                <text:p>4061511</text:p>
              </table:table-cell>
              <table:table-cell office:value-type="float" office:value="3926701">
                <text:p>3926701</text:p>
              </table:table-cell>
              <table:table-cell office:value-type="float" office:value="3803007">
                <text:p>38030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62340">
                <text:p>3762340</text:p>
              </table:table-cell>
              <table:table-cell office:value-type="float" office:value="3849811">
                <text:p>3849811</text:p>
              </table:table-cell>
              <table:table-cell office:value-type="float" office:value="3723047">
                <text:p>3723047</text:p>
              </table:table-cell>
              <table:table-cell office:value-type="float" office:value="3703824">
                <text:p>3703824</text:p>
              </table:table-cell>
              <table:table-cell office:value-type="float" office:value="3671850">
                <text:p>367185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96cm" svg:height="12.966cm" xlink:href=".." xlink:type="simple" chart:class="chart:bar" chart:style-name="ch1">
        <chart:legend chart:legend-position="end" svg:x="18.648cm" svg:y="5.951cm" style:legend-expansion="high" chart:style-name="ch2"/>
        <chart:plot-area chart:style-name="ch3" table:cell-range-address="'constant-grid-size'.A1:'constant-grid-size'.C6" chart:data-source-has-labels="both" svg:x="0.421cm" svg:y="0.259cm" svg:width="17.806cm" svg:height="12.448cm">
          <chartooo:coordinate-region svg:x="1.857cm" svg:y="0.45cm" svg:width="16.37cm" svg:height="11.626cm"/>
          <chart:axis chart:dimension="x" chart:name="primary-x" chart:style-name="ch4" chartooo:axis-type="auto">
            <chartooo:date-scale/>
            <chart:categories table:cell-range-address="'constant-grid-size'.A2:'constant-grid-size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stant-grid-size'.B2:'constant-grid-size'.B6" chart:label-cell-address="'constant-grid-size'.B1:'constant-grid-size'.B1" chart:class="chart:bar">
            <chart:data-point chart:repeated="5"/>
          </chart:series>
          <chart:series chart:style-name="ch8" chart:values-cell-range-address="'constant-grid-size'.C2:'constant-grid-size'.C6" chart:label-cell-address="'constant-grid-size'.C1:'constant-grid-size'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-DP</text:p>
                <draw:g>
                  <svg:desc>'constant-grid-size'.B1:'constant-grid-size'.B1</svg:desc>
                </draw:g>
              </table:table-cell>
              <table:table-cell office:value-type="string">
                <text:p>Without-DP</text:p>
                <draw:g>
                  <svg:desc>'constant-grid-size'.C1:'constant-grid-siz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2*20</text:p>
                <draw:g>
                  <svg:desc>'constant-grid-size'.A2:'constant-grid-size'.A6</svg:desc>
                </draw:g>
              </table:table-cell>
              <table:table-cell office:value-type="float" office:value="5431736">
                <text:p>5431736</text:p>
                <draw:g>
                  <svg:desc>'constant-grid-size'.B2:'constant-grid-size'.B6</svg:desc>
                </draw:g>
              </table:table-cell>
              <table:table-cell office:value-type="float" office:value="3580227">
                <text:p>3580227</text:p>
                <draw:g>
                  <svg:desc>'constant-grid-size'.C2:'constant-grid-size'.C6</svg:desc>
                </draw:g>
              </table:table-cell>
            </table:table-row>
            <table:table-row>
              <table:table-cell office:value-type="string">
                <text:p>256*20</text:p>
              </table:table-cell>
              <table:table-cell office:value-type="float" office:value="5816371">
                <text:p>5816371</text:p>
              </table:table-cell>
              <table:table-cell office:value-type="float" office:value="3864313">
                <text:p>3864313</text:p>
              </table:table-cell>
            </table:table-row>
            <table:table-row>
              <table:table-cell office:value-type="string">
                <text:p>512*20</text:p>
              </table:table-cell>
              <table:table-cell office:value-type="float" office:value="5316942">
                <text:p>5316942</text:p>
              </table:table-cell>
              <table:table-cell office:value-type="float" office:value="3694968">
                <text:p>3694968</text:p>
              </table:table-cell>
            </table:table-row>
            <table:table-row>
              <table:table-cell office:value-type="string">
                <text:p>640*20</text:p>
              </table:table-cell>
              <table:table-cell office:value-type="float" office:value="4986502">
                <text:p>4986502</text:p>
              </table:table-cell>
              <table:table-cell office:value-type="float" office:value="3922270">
                <text:p>3922270</text:p>
              </table:table-cell>
            </table:table-row>
            <table:table-row>
              <table:table-cell office:value-type="string">
                <text:p>960*20</text:p>
              </table:table-cell>
              <table:table-cell office:value-type="float" office:value="4484128">
                <text:p>4484128</text:p>
              </table:table-cell>
              <table:table-cell office:value-type="float" office:value="3699152">
                <text:p>36991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21cm" svg:height="15.832cm" xlink:href=".." xlink:type="simple" chart:class="chart:bar" chart:style-name="ch1">
        <chart:title svg:x="6.923cm" svg:y="0.451cm" chart:style-name="ch2">
          <text:p>Batch Size 10000 - Gpu without concurrent kernel and Cpu</text:p>
        </chart:title>
        <chart:legend chart:legend-position="end" svg:x="24.519cm" svg:y="7.625cm" style:legend-expansion="high" chart:style-name="ch3"/>
        <chart:plot-area chart:style-name="ch4" table:cell-range-address="'gpu-100'.B1:'gpu-100'.G1 'gpu-100'.A3:'gpu-100'.G3" chart:data-source-has-labels="both" svg:x="1.544cm" svg:y="1.552cm" svg:width="22.453cm" svg:height="12.972cm">
          <chartooo:coordinate-region svg:x="2.98cm" svg:y="1.743cm" svg:width="21.017cm" svg:height="12.15cm"/>
          <chart:axis chart:dimension="x" chart:name="primary-x" chart:style-name="ch5" chartooo:axis-type="auto">
            <chartooo:date-scale/>
            <chart:title svg:x="11.76cm" svg:y="14.841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9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3:'gpu-100'.G3" chart:label-cell-address="'gpu-100'.A3:'gpu-100'.A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'gpu-100'.A3:'gpu-100'.A3</svg:desc>
                </draw:g>
              </table:table-cell>
              <table:table-cell office:value-type="float" office:value="2821653.74811">
                <text:p>2821653.74811</text:p>
                <draw:g>
                  <svg:desc>'gpu-100'.B3:'gpu-100'.G3</svg:desc>
                </draw:g>
              </table:table-cell>
              <table:table-cell office:value-type="float" office:value="3834988.05693">
                <text:p>3834988.05693</text:p>
              </table:table-cell>
              <table:table-cell office:value-type="float" office:value="3783260.84638">
                <text:p>3783260.84638</text:p>
              </table:table-cell>
              <table:table-cell office:value-type="float" office:value="2378712.28531">
                <text:p>2378712.28531</text:p>
              </table:table-cell>
              <table:table-cell office:value-type="float" office:value="3775560.59348">
                <text:p>3775560.59348</text:p>
              </table:table-cell>
              <table:table-cell office:value-type="float" office:value="2060985.44525">
                <text:p>2060985.44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35cm" svg:height="15.618cm" xlink:href=".." xlink:type="simple" chart:class="chart:bar" chart:style-name="ch1">
        <chart:title svg:x="5.624cm" svg:y="0.447cm" chart:style-name="ch2">
          <text:p>Batch size 100000 - Gpu without concurrent kernel and Cpu</text:p>
        </chart:title>
        <chart:legend chart:legend-position="end" svg:x="21.964cm" svg:y="7.518cm" style:legend-expansion="high" chart:style-name="ch3"/>
        <chart:plot-area chart:style-name="ch4" table:cell-range-address="'gpu-100'.B1:'gpu-100'.G1 'gpu-100'.A4:'gpu-100'.G4" chart:data-source-has-labels="both" svg:x="1.496cm" svg:y="1.544cm" svg:width="19.994cm" svg:height="12.77cm">
          <chartooo:coordinate-region svg:x="2.932cm" svg:y="1.544cm" svg:width="18.558cm" svg:height="9.696cm"/>
          <chart:axis chart:dimension="x" chart:name="primary-x" chart:style-name="ch5" chartooo:axis-type="auto">
            <chartooo:date-scale/>
            <chart:title svg:x="10.483cm" svg:y="14.627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791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4:'gpu-100'.G4" chart:label-cell-address="'gpu-100'.A4:'gpu-100'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  <draw:g>
                  <svg:desc>'gpu-100'.A4:'gpu-100'.A4</svg:desc>
                </draw:g>
              </table:table-cell>
              <table:table-cell office:value-type="float" office:value="3302514.2757">
                <text:p>3302514.2757</text:p>
                <draw:g>
                  <svg:desc>'gpu-100'.B4:'gpu-100'.G4</svg:desc>
                </draw:g>
              </table:table-cell>
              <table:table-cell office:value-type="float" office:value="3550150.88152">
                <text:p>3550150.88152</text:p>
              </table:table-cell>
              <table:table-cell office:value-type="float" office:value="3498887.48665">
                <text:p>3498887.48665</text:p>
              </table:table-cell>
              <table:table-cell office:value-type="float" office:value="3201500.74572">
                <text:p>3201500.74572</text:p>
              </table:table-cell>
              <table:table-cell office:value-type="float" office:value="3517398.30598">
                <text:p>3517398.30598</text:p>
              </table:table-cell>
              <table:table-cell office:value-type="float" office:value="930933.82799">
                <text:p>930933.82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35cm" svg:height="15.653cm" xlink:href=".." xlink:type="simple" chart:class="chart:bar" chart:style-name="ch1">
        <chart:title svg:x="6.576cm" svg:y="0.448cm" chart:style-name="ch2">
          <text:p>Batch Size 1000000 - Gpu without concurrent kernel and Cpu</text:p>
        </chart:title>
        <chart:legend chart:legend-position="end" svg:x="23.995cm" svg:y="7.535cm" style:legend-expansion="high" chart:style-name="ch3"/>
        <chart:plot-area chart:style-name="ch4" table:cell-range-address="'gpu-100'.B1:'gpu-100'.G1 'gpu-100'.A5:'gpu-100'.G5" chart:data-source-has-labels="both" svg:x="1.54cm" svg:y="1.546cm" svg:width="21.937cm" svg:height="12.802cm">
          <chartooo:coordinate-region svg:x="2.976cm" svg:y="1.737cm" svg:width="20.501cm" svg:height="11.98cm"/>
          <chart:axis chart:dimension="x" chart:name="primary-x" chart:style-name="ch5" chartooo:axis-type="auto">
            <chartooo:date-scale/>
            <chart:title svg:x="11.498cm" svg:y="14.662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809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5:'gpu-100'.G5" chart:label-cell-address="'gpu-100'.A5:'gpu-100'.A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000</text:p>
                <draw:g>
                  <svg:desc>'gpu-100'.A5:'gpu-100'.A5</svg:desc>
                </draw:g>
              </table:table-cell>
              <table:table-cell office:value-type="float" office:value="1697601.17119">
                <text:p>1697601.17119</text:p>
                <draw:g>
                  <svg:desc>'gpu-100'.B5:'gpu-100'.G5</svg:desc>
                </draw:g>
              </table:table-cell>
              <table:table-cell office:value-type="float" office:value="1805218.07113">
                <text:p>1805218.07113</text:p>
              </table:table-cell>
              <table:table-cell office:value-type="float" office:value="1670520.36183">
                <text:p>1670520.36183</text:p>
              </table:table-cell>
              <table:table-cell office:value-type="float" office:value="1535587.42425">
                <text:p>1535587.42425</text:p>
              </table:table-cell>
              <table:table-cell office:value-type="float" office:value="1588917.46049">
                <text:p>1588917.46049</text:p>
              </table:table-cell>
              <table:table-cell office:value-type="float" office:value="1031536.46603">
                <text:p>1031536.466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283cm" svg:height="17.014cm" xlink:href=".." xlink:type="simple" chart:class="chart:bar" chart:style-name="ch1">
        <chart:legend chart:legend-position="end" svg:x="31.835cm" svg:y="7.975cm" style:legend-expansion="high" chart:style-name="ch2"/>
        <chart:plot-area chart:style-name="ch3" table:cell-range-address="'constant-block-size'.C5:'constant-block-size'.E10" chart:data-source-has-labels="both" svg:x="0.685cm" svg:y="0.34cm" svg:width="30.465cm" svg:height="16.334cm">
          <chartooo:coordinate-region svg:x="2.121cm" svg:y="0.532cm" svg:width="29.029cm" svg:height="15.511cm"/>
          <chart:axis chart:dimension="x" chart:name="primary-x" chart:style-name="ch4" chartooo:axis-type="auto">
            <chartooo:date-scale/>
            <chart:categories table:cell-range-address="'constant-block-size'.C6:'constant-block-size'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stant-block-size'.D6:'constant-block-size'.D10" chart:label-cell-address="'constant-block-size'.D5:'constant-block-size'.D5" chart:class="chart:bar">
            <chart:data-point chart:repeated="5"/>
          </chart:series>
          <chart:series chart:style-name="ch8" chart:values-cell-range-address="'constant-block-size'.E6:'constant-block-size'.E10" chart:label-cell-address="'constant-block-size'.E5:'constant-block-size'.E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-DP</text:p>
                <draw:g>
                  <svg:desc>'constant-block-size'.D5:'constant-block-size'.D5</svg:desc>
                </draw:g>
              </table:table-cell>
              <table:table-cell office:value-type="string">
                <text:p>Without-DP</text:p>
                <draw:g>
                  <svg:desc>'constant-block-size'.E5:'constant-block-size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*1</text:p>
                <draw:g>
                  <svg:desc>'constant-block-size'.C6:'constant-block-size'.C10</svg:desc>
                </draw:g>
              </table:table-cell>
              <table:table-cell office:value-type="float" office:value="1888548">
                <text:p>1888548</text:p>
                <draw:g>
                  <svg:desc>'constant-block-size'.D6:'constant-block-size'.D10</svg:desc>
                </draw:g>
              </table:table-cell>
              <table:table-cell office:value-type="float" office:value="3157152">
                <text:p>3157152</text:p>
                <draw:g>
                  <svg:desc>'constant-block-size'.E6:'constant-block-size'.E10</svg:desc>
                </draw:g>
              </table:table-cell>
            </table:table-row>
            <table:table-row>
              <table:table-cell office:value-type="string">
                <text:p>256*10</text:p>
              </table:table-cell>
              <table:table-cell office:value-type="float" office:value="5664198">
                <text:p>5664198</text:p>
              </table:table-cell>
              <table:table-cell office:value-type="float" office:value="3505965">
                <text:p>3505965</text:p>
              </table:table-cell>
            </table:table-row>
            <table:table-row>
              <table:table-cell office:value-type="string">
                <text:p>256*40</text:p>
              </table:table-cell>
              <table:table-cell office:value-type="float" office:value="5246814">
                <text:p>5246814</text:p>
              </table:table-cell>
              <table:table-cell office:value-type="float" office:value="3972024">
                <text:p>3972024</text:p>
              </table:table-cell>
            </table:table-row>
            <table:table-row>
              <table:table-cell office:value-type="string">
                <text:p>256*50</text:p>
              </table:table-cell>
              <table:table-cell office:value-type="float" office:value="5131948">
                <text:p>5131948</text:p>
              </table:table-cell>
              <table:table-cell office:value-type="float" office:value="4162791">
                <text:p>4162791</text:p>
              </table:table-cell>
            </table:table-row>
            <table:table-row>
              <table:table-cell office:value-type="string">
                <text:p>256*100</text:p>
              </table:table-cell>
              <table:table-cell office:value-type="float" office:value="4665396">
                <text:p>4665396</text:p>
              </table:table-cell>
              <table:table-cell office:value-type="float" office:value="4120764">
                <text:p>4120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4.666cm" svg:height="18.212cm" xlink:href=".." xlink:type="simple" chart:class="chart:bar" chart:style-name="ch1">
        <chart:title svg:x="13.27cm" svg:y="0.499cm" chart:style-name="ch2">
          <text:p>Throughput - WIth Dynamic parallelism</text:p>
        </chart:title>
        <chart:legend chart:legend-position="end" svg:x="32.726cm" svg:y="7.128cm" style:legend-expansion="high" chart:style-name="ch3"/>
        <chart:plot-area chart:style-name="ch4" table:cell-range-address="'With-DP'.A1:'With-DP'.I5" chart:data-source-has-labels="both" svg:x="1.715cm" svg:y="1.648cm" svg:width="30.318cm" svg:height="15.208cm">
          <chartooo:coordinate-region svg:x="3.151cm" svg:y="1.84cm" svg:width="28.882cm" svg:height="14.385cm"/>
          <chart:axis chart:dimension="x" chart:name="primary-x" chart:style-name="ch5" chartooo:axis-type="auto">
            <chartooo:date-scale/>
            <chart:title svg:x="16.034cm" svg:y="17.221cm" chart:style-name="ch6">
              <text:p>Batch-Size</text:p>
            </chart:title>
            <chart:categories table:cell-range-address="'With-DP'.A2:'With-DP'.A5"/>
          </chart:axis>
          <chart:axis chart:dimension="y" chart:name="primary-y" chart:style-name="ch7">
            <chart:title svg:x="0.451cm" svg:y="10.114cm" chart:style-name="ch8">
              <text:p>Throughput</text:p>
            </chart:title>
            <chart:grid chart:style-name="ch9" chart:class="major"/>
          </chart:axis>
          <chart:series chart:style-name="ch10" chart:values-cell-range-address="'With-DP'.B2:'With-DP'.B5" chart:label-cell-address="'With-DP'.B1:'With-DP'.B1" chart:class="chart:bar">
            <chart:data-point chart:repeated="4"/>
          </chart:series>
          <chart:series chart:style-name="ch11" chart:values-cell-range-address="'With-DP'.C2:'With-DP'.C5" chart:label-cell-address="'With-DP'.C1:'With-DP'.C1" chart:class="chart:bar">
            <chart:data-point chart:repeated="4"/>
          </chart:series>
          <chart:series chart:style-name="ch12" chart:values-cell-range-address="'With-DP'.D2:'With-DP'.D5" chart:label-cell-address="'With-DP'.D1:'With-DP'.D1" chart:class="chart:bar">
            <chart:data-point chart:repeated="4"/>
          </chart:series>
          <chart:series chart:style-name="ch13" chart:values-cell-range-address="'With-DP'.E2:'With-DP'.E5" chart:label-cell-address="'With-DP'.E1:'With-DP'.E1" chart:class="chart:bar">
            <chart:data-point chart:repeated="4"/>
          </chart:series>
          <chart:series chart:style-name="ch14" chart:values-cell-range-address="'With-DP'.F2:'With-DP'.F5" chart:label-cell-address="'With-DP'.F1:'With-DP'.F1" chart:class="chart:bar">
            <chart:data-point chart:repeated="4"/>
          </chart:series>
          <chart:series chart:style-name="ch15" chart:values-cell-range-address="'With-DP'.G2:'With-DP'.G5" chart:label-cell-address="'With-DP'.G1:'With-DP'.G1" chart:class="chart:bar">
            <chart:data-point chart:repeated="4"/>
          </chart:series>
          <chart:series chart:style-name="ch16" chart:values-cell-range-address="'With-DP'.H2:'With-DP'.H5" chart:label-cell-address="'With-DP'.H1:'With-DP'.H1" chart:class="chart:bar">
            <chart:data-point chart:repeated="4"/>
          </chart:series>
          <chart:series chart:style-name="ch17" chart:values-cell-range-address="'With-DP'.I2:'With-DP'.I5" chart:label-cell-address="'With-DP'.I1:'With-DP'.I1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000</text:p>
                <draw:g>
                  <svg:desc>'With-DP'.B1:'With-DP'.B1</svg:desc>
                </draw:g>
              </table:table-cell>
              <table:table-cell office:value-type="string">
                <text:p>1024000</text:p>
                <draw:g>
                  <svg:desc>'With-DP'.C1:'With-DP'.C1</svg:desc>
                </draw:g>
              </table:table-cell>
              <table:table-cell office:value-type="string">
                <text:p>115200</text:p>
                <draw:g>
                  <svg:desc>'With-DP'.D1:'With-DP'.D1</svg:desc>
                </draw:g>
              </table:table-cell>
              <table:table-cell office:value-type="string">
                <text:p>51200</text:p>
                <draw:g>
                  <svg:desc>'With-DP'.E1:'With-DP'.E1</svg:desc>
                </draw:g>
              </table:table-cell>
              <table:table-cell office:value-type="string">
                <text:p>20000</text:p>
                <draw:g>
                  <svg:desc>'With-DP'.F1:'With-DP'.F1</svg:desc>
                </draw:g>
              </table:table-cell>
              <table:table-cell office:value-type="string">
                <text:p>10000</text:p>
                <draw:g>
                  <svg:desc>'With-DP'.G1:'With-DP'.G1</svg:desc>
                </draw:g>
              </table:table-cell>
              <table:table-cell office:value-type="string">
                <text:p>CPU*4</text:p>
                <draw:g>
                  <svg:desc>'With-DP'.H1:'With-DP'.H1</svg:desc>
                </draw:g>
              </table:table-cell>
              <table:table-cell office:value-type="string">
                <text:p>Java</text:p>
                <draw:g>
                  <svg:desc>'With-DP'.I1:'With-DP'.I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ith-DP'.A2:'With-DP'.A5</svg:desc>
                </draw:g>
              </table:table-cell>
              <table:table-cell office:value-type="float" office:value="503355">
                <text:p>503355</text:p>
                <draw:g>
                  <svg:desc>'With-DP'.B2:'With-DP'.B5</svg:desc>
                </draw:g>
              </table:table-cell>
              <table:table-cell office:value-type="float" office:value="988877">
                <text:p>988877</text:p>
                <draw:g>
                  <svg:desc>'With-DP'.C2:'With-DP'.C5</svg:desc>
                </draw:g>
              </table:table-cell>
              <table:table-cell office:value-type="float" office:value="2455027">
                <text:p>2455027</text:p>
                <draw:g>
                  <svg:desc>'With-DP'.D2:'With-DP'.D5</svg:desc>
                </draw:g>
              </table:table-cell>
              <table:table-cell office:value-type="float" office:value="2266197.5">
                <text:p>2266197.5</text:p>
                <draw:g>
                  <svg:desc>'With-DP'.E2:'With-DP'.E5</svg:desc>
                </draw:g>
              </table:table-cell>
              <table:table-cell office:value-type="float" office:value="2198942.5">
                <text:p>2198942.5</text:p>
                <draw:g>
                  <svg:desc>'With-DP'.F2:'With-DP'.F5</svg:desc>
                </draw:g>
              </table:table-cell>
              <table:table-cell office:value-type="float" office:value="2255488.5">
                <text:p>2255488.5</text:p>
                <draw:g>
                  <svg:desc>'With-DP'.G2:'With-DP'.G5</svg:desc>
                </draw:g>
              </table:table-cell>
              <table:table-cell office:value-type="float" office:value="544038">
                <text:p>544038</text:p>
                <draw:g>
                  <svg:desc>'With-DP'.H2:'With-DP'.H5</svg:desc>
                </draw:g>
              </table:table-cell>
              <table:table-cell office:value-type="float" office:value="250000">
                <text:p>250000</text:p>
                <draw:g>
                  <svg:desc>'With-DP'.I2:'With-DP'.I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51270.5">
                <text:p>2251270.5</text:p>
              </table:table-cell>
              <table:table-cell office:value-type="float" office:value="3024214.5">
                <text:p>3024214.5</text:p>
              </table:table-cell>
              <table:table-cell office:value-type="float" office:value="3833105.5">
                <text:p>3833105.5</text:p>
              </table:table-cell>
              <table:table-cell office:value-type="float" office:value="3705170">
                <text:p>3705170</text:p>
              </table:table-cell>
              <table:table-cell office:value-type="float" office:value="4056742">
                <text:p>4056742</text:p>
              </table:table-cell>
              <table:table-cell office:value-type="float" office:value="4904971">
                <text:p>4904971</text:p>
              </table:table-cell>
              <table:table-cell office:value-type="float" office:value="632284">
                <text:p>632284</text:p>
              </table:table-cell>
              <table:table-cell office:value-type="float" office:value="745043">
                <text:p>74504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837882">
                <text:p>3837882</text:p>
              </table:table-cell>
              <table:table-cell office:value-type="float" office:value="4011022.5">
                <text:p>4011022.5</text:p>
              </table:table-cell>
              <table:table-cell office:value-type="float" office:value="4691514.5">
                <text:p>4691514.5</text:p>
              </table:table-cell>
              <table:table-cell office:value-type="float" office:value="4906733.5">
                <text:p>4906733.5</text:p>
              </table:table-cell>
              <table:table-cell office:value-type="float" office:value="5410101">
                <text:p>5410101</text:p>
              </table:table-cell>
              <table:table-cell office:value-type="float" office:value="5399926">
                <text:p>5399926</text:p>
              </table:table-cell>
              <table:table-cell office:value-type="float" office:value="1756286">
                <text:p>1756286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91667">
                <text:p>4091667</text:p>
              </table:table-cell>
              <table:table-cell office:value-type="float" office:value="4651416.5">
                <text:p>4651416.5</text:p>
              </table:table-cell>
              <table:table-cell office:value-type="float" office:value="5420251">
                <text:p>5420251</text:p>
              </table:table-cell>
              <table:table-cell office:value-type="float" office:value="5251556">
                <text:p>5251556</text:p>
              </table:table-cell>
              <table:table-cell office:value-type="float" office:value="5381497.5">
                <text:p>5381497.5</text:p>
              </table:table-cell>
              <table:table-cell office:value-type="float" office:value="5148244">
                <text:p>5148244</text:p>
              </table:table-cell>
              <table:table-cell office:value-type="float" office:value="1983969">
                <text:p>1983969</text:p>
              </table:table-cell>
              <table:table-cell office:value-type="float" office:value="2400000">
                <text:p>240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343cm" svg:height="15.118cm" xlink:href=".." xlink:type="simple" chart:class="chart:bar" chart:style-name="ch1">
        <chart:title svg:x="11.791cm" svg:y="0.437cm" chart:style-name="ch2">
          <text:p>Throughput - Without Dynamic Parallelism</text:p>
        </chart:title>
        <chart:legend chart:legend-position="end" svg:x="30.403cm" svg:y="5.822cm" style:legend-expansion="high" chart:style-name="ch3"/>
        <chart:plot-area chart:style-name="ch4" table:cell-range-address="'Without-DP'.A1:'Without-DP'.H5" chart:data-source-has-labels="both" svg:x="1.668cm" svg:y="1.524cm" svg:width="28.089cm" svg:height="12.3cm">
          <chartooo:coordinate-region svg:x="3.104cm" svg:y="1.715cm" svg:width="26.653cm" svg:height="11.478cm"/>
          <chart:axis chart:dimension="x" chart:name="primary-x" chart:style-name="ch5" chartooo:axis-type="auto">
            <chartooo:date-scale/>
            <chart:title svg:x="14.872cm" svg:y="14.127cm" chart:style-name="ch6">
              <text:p>Batch-Size</text:p>
            </chart:title>
            <chart:categories table:cell-range-address="'Without-DP'.A2:'Without-DP'.A5"/>
          </chart:axis>
          <chart:axis chart:dimension="y" chart:name="primary-y" chart:style-name="ch7">
            <chart:title svg:x="0.451cm" svg:y="8.536cm" chart:style-name="ch8">
              <text:p>Throughput</text:p>
            </chart:title>
            <chart:grid chart:style-name="ch9" chart:class="major"/>
          </chart:axis>
          <chart:series chart:style-name="ch10" chart:values-cell-range-address="'Without-DP'.B2:'Without-DP'.B5" chart:label-cell-address="'Without-DP'.B1:'Without-DP'.B1" chart:class="chart:bar">
            <chart:data-point chart:repeated="4"/>
          </chart:series>
          <chart:series chart:style-name="ch11" chart:values-cell-range-address="'Without-DP'.C2:'Without-DP'.C5" chart:label-cell-address="'Without-DP'.C1:'Without-DP'.C1" chart:class="chart:bar">
            <chart:data-point chart:repeated="4"/>
          </chart:series>
          <chart:series chart:style-name="ch12" chart:values-cell-range-address="'Without-DP'.D2:'Without-DP'.D5" chart:label-cell-address="'Without-DP'.D1:'Without-DP'.D1" chart:class="chart:bar">
            <chart:data-point chart:repeated="4"/>
          </chart:series>
          <chart:series chart:style-name="ch13" chart:values-cell-range-address="'Without-DP'.E2:'Without-DP'.E5" chart:label-cell-address="'Without-DP'.E1:'Without-DP'.E1" chart:class="chart:bar">
            <chart:data-point chart:repeated="4"/>
          </chart:series>
          <chart:series chart:style-name="ch14" chart:values-cell-range-address="'Without-DP'.F2:'Without-DP'.F5" chart:label-cell-address="'Without-DP'.F1:'Without-DP'.F1" chart:class="chart:bar">
            <chart:data-point chart:repeated="4"/>
          </chart:series>
          <chart:series chart:style-name="ch15" chart:values-cell-range-address="'Without-DP'.G2:'Without-DP'.G5" chart:label-cell-address="'Without-DP'.G1:'Without-DP'.G1" chart:class="chart:bar">
            <chart:data-point chart:repeated="4"/>
          </chart:series>
          <chart:series chart:style-name="ch16" chart:values-cell-range-address="'Without-DP'.H2:'Without-DP'.H5" chart:label-cell-address="'Without-DP'.H1:'Without-DP'.H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000</text:p>
                <draw:g>
                  <svg:desc>'Without-DP'.B1:'Without-DP'.B1</svg:desc>
                </draw:g>
              </table:table-cell>
              <table:table-cell office:value-type="string">
                <text:p>1024000</text:p>
                <draw:g>
                  <svg:desc>'Without-DP'.C1:'Without-DP'.C1</svg:desc>
                </draw:g>
              </table:table-cell>
              <table:table-cell office:value-type="string">
                <text:p>115200</text:p>
                <draw:g>
                  <svg:desc>'Without-DP'.D1:'Without-DP'.D1</svg:desc>
                </draw:g>
              </table:table-cell>
              <table:table-cell office:value-type="string">
                <text:p>51200</text:p>
                <draw:g>
                  <svg:desc>'Without-DP'.E1:'Without-DP'.E1</svg:desc>
                </draw:g>
              </table:table-cell>
              <table:table-cell office:value-type="string">
                <text:p>20000</text:p>
                <draw:g>
                  <svg:desc>'Without-DP'.F1:'Without-DP'.F1</svg:desc>
                </draw:g>
              </table:table-cell>
              <table:table-cell office:value-type="string">
                <text:p>10000</text:p>
                <draw:g>
                  <svg:desc>'Without-DP'.G1:'Without-DP'.G1</svg:desc>
                </draw:g>
              </table:table-cell>
              <table:table-cell office:value-type="string">
                <text:p>CPU*4</text:p>
                <draw:g>
                  <svg:desc>'Without-DP'.H1:'Without-DP'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ithout-DP'.A2:'Without-DP'.A5</svg:desc>
                </draw:g>
              </table:table-cell>
              <table:table-cell office:value-type="float" office:value="2000331.5">
                <text:p>2000331.5</text:p>
                <draw:g>
                  <svg:desc>'Without-DP'.B2:'Without-DP'.B5</svg:desc>
                </draw:g>
              </table:table-cell>
              <table:table-cell office:value-type="float" office:value="2597844">
                <text:p>2597844</text:p>
                <draw:g>
                  <svg:desc>'Without-DP'.C2:'Without-DP'.C5</svg:desc>
                </draw:g>
              </table:table-cell>
              <table:table-cell office:value-type="float" office:value="2448392.5">
                <text:p>2448392.5</text:p>
                <draw:g>
                  <svg:desc>'Without-DP'.D2:'Without-DP'.D5</svg:desc>
                </draw:g>
              </table:table-cell>
              <table:table-cell office:value-type="float" office:value="2785616.5">
                <text:p>2785616.5</text:p>
                <draw:g>
                  <svg:desc>'Without-DP'.E2:'Without-DP'.E5</svg:desc>
                </draw:g>
              </table:table-cell>
              <table:table-cell office:value-type="float" office:value="2746353.5">
                <text:p>2746353.5</text:p>
                <draw:g>
                  <svg:desc>'Without-DP'.F2:'Without-DP'.F5</svg:desc>
                </draw:g>
              </table:table-cell>
              <table:table-cell office:value-type="float" office:value="2885188">
                <text:p>2885188</text:p>
                <draw:g>
                  <svg:desc>'Without-DP'.G2:'Without-DP'.G5</svg:desc>
                </draw:g>
              </table:table-cell>
              <table:table-cell office:value-type="float" office:value="544038">
                <text:p>544038</text:p>
                <draw:g>
                  <svg:desc>'Without-DP'.H2:'Without-DP'.H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66157">
                <text:p>2166157</text:p>
              </table:table-cell>
              <table:table-cell office:value-type="float" office:value="3070945">
                <text:p>3070945</text:p>
              </table:table-cell>
              <table:table-cell office:value-type="float" office:value="2539552">
                <text:p>2539552</text:p>
              </table:table-cell>
              <table:table-cell office:value-type="float" office:value="3639541">
                <text:p>3639541</text:p>
              </table:table-cell>
              <table:table-cell office:value-type="float" office:value="3222812">
                <text:p>3222812</text:p>
              </table:table-cell>
              <table:table-cell office:value-type="float" office:value="3383466">
                <text:p>3383466</text:p>
              </table:table-cell>
              <table:table-cell office:value-type="float" office:value="632284">
                <text:p>6322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406049">
                <text:p>3406049</text:p>
              </table:table-cell>
              <table:table-cell office:value-type="float" office:value="3554180.5">
                <text:p>3554180.5</text:p>
              </table:table-cell>
              <table:table-cell office:value-type="float" office:value="3651822.5">
                <text:p>3651822.5</text:p>
              </table:table-cell>
              <table:table-cell office:value-type="float" office:value="3701606.5">
                <text:p>3701606.5</text:p>
              </table:table-cell>
              <table:table-cell office:value-type="float" office:value="3300773">
                <text:p>3300773</text:p>
              </table:table-cell>
              <table:table-cell office:value-type="float" office:value="3402920">
                <text:p>3402920</text:p>
              </table:table-cell>
              <table:table-cell office:value-type="float" office:value="1756286">
                <text:p>17562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643268">
                <text:p>3643268</text:p>
              </table:table-cell>
              <table:table-cell office:value-type="float" office:value="3809389">
                <text:p>3809389</text:p>
              </table:table-cell>
              <table:table-cell office:value-type="float" office:value="3685485.5">
                <text:p>3685485.5</text:p>
              </table:table-cell>
              <table:table-cell office:value-type="float" office:value="3603099">
                <text:p>3603099</text:p>
              </table:table-cell>
              <table:table-cell office:value-type="float" office:value="3233964">
                <text:p>3233964</text:p>
              </table:table-cell>
              <table:table-cell office:value-type="float" office:value="3285207.5">
                <text:p>3285207.5</text:p>
              </table:table-cell>
              <table:table-cell office:value-type="float" office:value="1983969">
                <text:p>19839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43cm" svg:height="16.797cm" xlink:href=".." xlink:type="simple" chart:class="chart:bar" chart:style-name="ch1">
        <chart:title svg:x="13.188cm" svg:y="0.47cm" chart:style-name="ch2">
          <text:p>Without Dynamic Parallelism</text:p>
        </chart:title>
        <chart:legend chart:legend-position="end" svg:x="30.403cm" svg:y="6.661cm" style:legend-expansion="high" chart:style-name="ch3"/>
        <chart:plot-area chart:style-name="ch4" table:cell-range-address="'Without-DP'.A1:'Without-DP'.H6" chart:data-source-has-labels="both" svg:x="0.646cm" svg:y="1.59cm" svg:width="29.111cm" svg:height="14.872cm">
          <chartooo:coordinate-region svg:x="2.082cm" svg:y="1.781cm" svg:width="27.675cm" svg:height="14.05cm"/>
          <chart:axis chart:dimension="x" chart:name="primary-x" chart:style-name="ch5" chartooo:axis-type="auto">
            <chartooo:date-scale/>
            <chart:categories table:cell-range-address="'Without-DP'.A2:'Without-DP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out-DP'.B2:'Without-DP'.B6" chart:label-cell-address="'Without-DP'.C1:'Without-DP'.C1" chart:class="chart:bar">
            <chart:data-point chart:repeated="5"/>
          </chart:series>
          <chart:series chart:style-name="ch9" chart:values-cell-range-address="'Without-DP'.C2:'Without-DP'.C6" chart:label-cell-address="'Without-DP'.E1:'Without-DP'.E1" chart:class="chart:bar">
            <chart:data-point chart:repeated="5"/>
          </chart:series>
          <chart:series chart:style-name="ch10" chart:values-cell-range-address="'Without-DP'.D2:'Without-DP'.D6" chart:label-cell-address="'Without-DP'.F1:'Without-DP'.F1" chart:class="chart:bar">
            <chart:data-point chart:repeated="5"/>
          </chart:series>
          <chart:series chart:style-name="ch11" chart:values-cell-range-address="'Without-DP'.E2:'Without-DP'.E6" chart:label-cell-address="'Without-DP'.D1:'Without-DP'.D1" chart:class="chart:bar">
            <chart:data-point chart:repeated="5"/>
          </chart:series>
          <chart:series chart:style-name="ch12" chart:values-cell-range-address="'Without-DP'.F2:'Without-DP'.F6" chart:label-cell-address="'Without-DP'.G1:'Without-DP'.G1" chart:class="chart:bar">
            <chart:data-point chart:repeated="5"/>
          </chart:series>
          <chart:series chart:style-name="ch13" chart:values-cell-range-address="'Without-DP'.G2:'Without-DP'.G6" chart:label-cell-address="'Without-DP'.B1:'Without-DP'.B1" chart:class="chart:bar">
            <chart:data-point chart:repeated="5"/>
          </chart:series>
          <chart:series chart:style-name="ch14" chart:values-cell-range-address="'Without-DP'.H2:'Without-DP'.H6" chart:label-cell-address="'Without-DP'.H1:'Without-DP'.H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000</text:p>
                <draw:g>
                  <svg:desc>'Without-DP'.C1:'Without-DP'.C1</svg:desc>
                </draw:g>
              </table:table-cell>
              <table:table-cell office:value-type="string">
                <text:p>51200</text:p>
                <draw:g>
                  <svg:desc>'Without-DP'.E1:'Without-DP'.E1</svg:desc>
                </draw:g>
              </table:table-cell>
              <table:table-cell office:value-type="string">
                <text:p>20000</text:p>
                <draw:g>
                  <svg:desc>'Without-DP'.F1:'Without-DP'.F1</svg:desc>
                </draw:g>
              </table:table-cell>
              <table:table-cell office:value-type="string">
                <text:p>115200</text:p>
                <draw:g>
                  <svg:desc>'Without-DP'.D1:'Without-DP'.D1</svg:desc>
                </draw:g>
              </table:table-cell>
              <table:table-cell office:value-type="string">
                <text:p>10000</text:p>
                <draw:g>
                  <svg:desc>'Without-DP'.G1:'Without-DP'.G1</svg:desc>
                </draw:g>
              </table:table-cell>
              <table:table-cell office:value-type="string">
                <text:p>2000000</text:p>
                <draw:g>
                  <svg:desc>'Without-DP'.B1:'Without-DP'.B1</svg:desc>
                </draw:g>
              </table:table-cell>
              <table:table-cell office:value-type="string">
                <text:p>CPU*4</text:p>
                <draw:g>
                  <svg:desc>'Without-DP'.H1:'Without-DP'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ithout-DP'.A2:'Without-DP'.A6</svg:desc>
                </draw:g>
              </table:table-cell>
              <table:table-cell office:value-type="float" office:value="2000331.5">
                <text:p>2000331.5</text:p>
                <draw:g>
                  <svg:desc>'Without-DP'.B2:'Without-DP'.B6</svg:desc>
                </draw:g>
              </table:table-cell>
              <table:table-cell office:value-type="float" office:value="2597844">
                <text:p>2597844</text:p>
                <draw:g>
                  <svg:desc>'Without-DP'.C2:'Without-DP'.C6</svg:desc>
                </draw:g>
              </table:table-cell>
              <table:table-cell office:value-type="float" office:value="2448392.5">
                <text:p>2448392.5</text:p>
                <draw:g>
                  <svg:desc>'Without-DP'.D2:'Without-DP'.D6</svg:desc>
                </draw:g>
              </table:table-cell>
              <table:table-cell office:value-type="float" office:value="2785616.5">
                <text:p>2785616.5</text:p>
                <draw:g>
                  <svg:desc>'Without-DP'.E2:'Without-DP'.E6</svg:desc>
                </draw:g>
              </table:table-cell>
              <table:table-cell office:value-type="float" office:value="2746353.5">
                <text:p>2746353.5</text:p>
                <draw:g>
                  <svg:desc>'Without-DP'.F2:'Without-DP'.F6</svg:desc>
                </draw:g>
              </table:table-cell>
              <table:table-cell office:value-type="float" office:value="2885188">
                <text:p>2885188</text:p>
                <draw:g>
                  <svg:desc>'Without-DP'.G2:'Without-DP'.G6</svg:desc>
                </draw:g>
              </table:table-cell>
              <table:table-cell office:value-type="float" office:value="544038">
                <text:p>544038</text:p>
                <draw:g>
                  <svg:desc>'Without-DP'.H2:'Without-DP'.H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66157">
                <text:p>2166157</text:p>
              </table:table-cell>
              <table:table-cell office:value-type="float" office:value="3070945">
                <text:p>3070945</text:p>
              </table:table-cell>
              <table:table-cell office:value-type="float" office:value="2539552">
                <text:p>2539552</text:p>
              </table:table-cell>
              <table:table-cell office:value-type="float" office:value="3639541">
                <text:p>3639541</text:p>
              </table:table-cell>
              <table:table-cell office:value-type="float" office:value="3222812">
                <text:p>3222812</text:p>
              </table:table-cell>
              <table:table-cell office:value-type="float" office:value="3383466">
                <text:p>3383466</text:p>
              </table:table-cell>
              <table:table-cell office:value-type="float" office:value="632284">
                <text:p>6322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406049">
                <text:p>3406049</text:p>
              </table:table-cell>
              <table:table-cell office:value-type="float" office:value="3554180.5">
                <text:p>3554180.5</text:p>
              </table:table-cell>
              <table:table-cell office:value-type="float" office:value="3651822.5">
                <text:p>3651822.5</text:p>
              </table:table-cell>
              <table:table-cell office:value-type="float" office:value="3701606.5">
                <text:p>3701606.5</text:p>
              </table:table-cell>
              <table:table-cell office:value-type="float" office:value="3300773">
                <text:p>3300773</text:p>
              </table:table-cell>
              <table:table-cell office:value-type="float" office:value="3402920">
                <text:p>3402920</text:p>
              </table:table-cell>
              <table:table-cell office:value-type="float" office:value="1756286">
                <text:p>17562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643268">
                <text:p>3643268</text:p>
              </table:table-cell>
              <table:table-cell office:value-type="float" office:value="3809389">
                <text:p>3809389</text:p>
              </table:table-cell>
              <table:table-cell office:value-type="float" office:value="3685485.5">
                <text:p>3685485.5</text:p>
              </table:table-cell>
              <table:table-cell office:value-type="float" office:value="3603099">
                <text:p>3603099</text:p>
              </table:table-cell>
              <table:table-cell office:value-type="float" office:value="3233964">
                <text:p>3233964</text:p>
              </table:table-cell>
              <table:table-cell office:value-type="float" office:value="3285207.5">
                <text:p>3285207.5</text:p>
              </table:table-cell>
              <table:table-cell office:value-type="float" office:value="1983969">
                <text:p>1983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398cm" svg:height="16.854cm" xlink:href=".." xlink:type="simple" chart:class="chart:bar" chart:column-mapping="0 1 3 2 4 1 5" chart:style-name="ch1">
        <chart:title svg:x="11.033cm" svg:y="0.472cm" chart:style-name="ch2">
          <text:p>WIth Dynamic parallelism</text:p>
        </chart:title>
        <chart:legend chart:legend-position="end" svg:x="25.458cm" svg:y="6.69cm" style:legend-expansion="high" chart:style-name="ch3"/>
        <chart:plot-area chart:style-name="ch4" table:cell-range-address="'With-DP'.A2:'With-DP'.D5 'With-DP'.A1:'With-DP'.D1 'With-DP'.F1:'With-DP'.H5" chart:data-source-has-labels="both" svg:x="0.547cm" svg:y="1.594cm" svg:width="24.364cm" svg:height="14.923cm">
          <chartooo:coordinate-region svg:x="1.983cm" svg:y="1.786cm" svg:width="22.928cm" svg:height="14.1cm"/>
          <chart:axis chart:dimension="x" chart:name="primary-x" chart:style-name="ch5" chartooo:axis-type="auto">
            <chartooo:date-scale/>
            <chart:categories table:cell-range-address="'With-DP'.A2:'With-DP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DP'.B2:'With-DP'.B5" chart:label-cell-address="'With-DP'.B1:'With-DP'.B1" chart:class="chart:bar">
            <chart:data-point chart:repeated="4"/>
          </chart:series>
          <chart:series chart:style-name="ch9" chart:values-cell-range-address="'With-DP'.C2:'With-DP'.C5" chart:label-cell-address="'With-DP'.C1:'With-DP'.C1" chart:class="chart:bar">
            <chart:data-point chart:repeated="4"/>
          </chart:series>
          <chart:series chart:style-name="ch10" chart:values-cell-range-address="'With-DP'.F2:'With-DP'.F5" chart:label-cell-address="'With-DP'.F1:'With-DP'.F1" chart:class="chart:bar">
            <chart:data-point chart:repeated="4"/>
          </chart:series>
          <chart:series chart:style-name="ch11" chart:values-cell-range-address="'With-DP'.D2:'With-DP'.D5" chart:label-cell-address="'With-DP'.D1:'With-DP'.D1" chart:class="chart:bar">
            <chart:data-point chart:repeated="4"/>
          </chart:series>
          <chart:series chart:style-name="ch12" chart:values-cell-range-address="'With-DP'.G2:'With-DP'.G5" chart:label-cell-address="'With-DP'.G1:'With-DP'.G1" chart:class="chart:bar">
            <chart:data-point chart:repeated="4"/>
          </chart:series>
          <chart:series chart:style-name="ch13" chart:values-cell-range-address="'With-DP'.C2:'With-DP'.C5" chart:label-cell-address="'With-DP'.C1:'With-DP'.C1" chart:class="chart:bar">
            <chart:data-point chart:repeated="4"/>
          </chart:series>
          <chart:series chart:style-name="ch14" chart:values-cell-range-address="'With-DP'.H2:'With-DP'.H5" chart:label-cell-address="'With-DP'.H1:'With-DP'.H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000</text:p>
                <draw:g>
                  <svg:desc>'With-DP'.B1:'With-DP'.B1</svg:desc>
                </draw:g>
              </table:table-cell>
              <table:table-cell office:value-type="string">
                <text:p>1024000</text:p>
                <draw:g>
                  <svg:desc>'With-DP'.C1:'With-DP'.C1</svg:desc>
                </draw:g>
              </table:table-cell>
              <table:table-cell office:value-type="string">
                <text:p>20000</text:p>
                <draw:g>
                  <svg:desc>'With-DP'.F1:'With-DP'.F1</svg:desc>
                </draw:g>
              </table:table-cell>
              <table:table-cell office:value-type="string">
                <text:p>115200</text:p>
                <draw:g>
                  <svg:desc>'With-DP'.D1:'With-DP'.D1</svg:desc>
                </draw:g>
              </table:table-cell>
              <table:table-cell office:value-type="string">
                <text:p>10000</text:p>
                <draw:g>
                  <svg:desc>'With-DP'.G1:'With-DP'.G1</svg:desc>
                </draw:g>
              </table:table-cell>
              <table:table-cell office:value-type="string">
                <text:p>1024000</text:p>
                <draw:g>
                  <svg:desc>'With-DP'.C1:'With-DP'.C1</svg:desc>
                </draw:g>
              </table:table-cell>
              <table:table-cell office:value-type="string">
                <text:p>CPU*4</text:p>
                <draw:g>
                  <svg:desc>'With-DP'.H1:'With-DP'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ith-DP'.A2:'With-DP'.A5</svg:desc>
                </draw:g>
              </table:table-cell>
              <table:table-cell office:value-type="float" office:value="503355">
                <text:p>503355</text:p>
                <draw:g>
                  <svg:desc>'With-DP'.B2:'With-DP'.B5</svg:desc>
                </draw:g>
              </table:table-cell>
              <table:table-cell office:value-type="float" office:value="988877">
                <text:p>988877</text:p>
                <draw:g>
                  <svg:desc>'With-DP'.C2:'With-DP'.C5</svg:desc>
                </draw:g>
              </table:table-cell>
              <table:table-cell office:value-type="float" office:value="2198942.5">
                <text:p>2198942.5</text:p>
                <draw:g>
                  <svg:desc>'With-DP'.F2:'With-DP'.F5</svg:desc>
                </draw:g>
              </table:table-cell>
              <table:table-cell office:value-type="float" office:value="2455027">
                <text:p>2455027</text:p>
                <draw:g>
                  <svg:desc>'With-DP'.D2:'With-DP'.D5</svg:desc>
                </draw:g>
              </table:table-cell>
              <table:table-cell office:value-type="float" office:value="2255488.5">
                <text:p>2255488.5</text:p>
                <draw:g>
                  <svg:desc>'With-DP'.G2:'With-DP'.G5</svg:desc>
                </draw:g>
              </table:table-cell>
              <table:table-cell office:value-type="float" office:value="988877">
                <text:p>988877</text:p>
                <draw:g>
                  <svg:desc>'With-DP'.C2:'With-DP'.C5</svg:desc>
                </draw:g>
              </table:table-cell>
              <table:table-cell office:value-type="float" office:value="544038">
                <text:p>544038</text:p>
                <draw:g>
                  <svg:desc>'With-DP'.H2:'With-DP'.H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51270.5">
                <text:p>2251270.5</text:p>
              </table:table-cell>
              <table:table-cell office:value-type="float" office:value="3024214.5">
                <text:p>3024214.5</text:p>
              </table:table-cell>
              <table:table-cell office:value-type="float" office:value="4056742">
                <text:p>4056742</text:p>
              </table:table-cell>
              <table:table-cell office:value-type="float" office:value="3833105.5">
                <text:p>3833105.5</text:p>
              </table:table-cell>
              <table:table-cell office:value-type="float" office:value="4904971">
                <text:p>4904971</text:p>
              </table:table-cell>
              <table:table-cell office:value-type="float" office:value="3024214.5">
                <text:p>3024214.5</text:p>
              </table:table-cell>
              <table:table-cell office:value-type="float" office:value="632284">
                <text:p>6322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837882">
                <text:p>3837882</text:p>
              </table:table-cell>
              <table:table-cell office:value-type="float" office:value="4011022.5">
                <text:p>4011022.5</text:p>
              </table:table-cell>
              <table:table-cell office:value-type="float" office:value="5410101">
                <text:p>5410101</text:p>
              </table:table-cell>
              <table:table-cell office:value-type="float" office:value="4691514.5">
                <text:p>4691514.5</text:p>
              </table:table-cell>
              <table:table-cell office:value-type="float" office:value="5399926">
                <text:p>5399926</text:p>
              </table:table-cell>
              <table:table-cell office:value-type="float" office:value="4011022.5">
                <text:p>4011022.5</text:p>
              </table:table-cell>
              <table:table-cell office:value-type="float" office:value="1756286">
                <text:p>17562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91667">
                <text:p>4091667</text:p>
              </table:table-cell>
              <table:table-cell office:value-type="float" office:value="4651416.5">
                <text:p>4651416.5</text:p>
              </table:table-cell>
              <table:table-cell office:value-type="float" office:value="5381497.5">
                <text:p>5381497.5</text:p>
              </table:table-cell>
              <table:table-cell office:value-type="float" office:value="5420251">
                <text:p>5420251</text:p>
              </table:table-cell>
              <table:table-cell office:value-type="float" office:value="5148244">
                <text:p>5148244</text:p>
              </table:table-cell>
              <table:table-cell office:value-type="float" office:value="4651416.5">
                <text:p>4651416.5</text:p>
              </table:table-cell>
              <table:table-cell office:value-type="float" office:value="1983969">
                <text:p>19839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